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256.15999999983" calcext:value-type="float">
            <text:p>4256.15999999983</text:p>
          </table:table-cell>
          <table:table-cell table:formula="of:=MAX([$'qm-acc-energy-usage'.B:.B])" office:value-type="float" office:value="10198.7999999999" calcext:value-type="float">
            <text:p>10198.7999999999</text:p>
          </table:table-cell>
          <table:table-cell table:formula="of:=MAX([$'sa-exhaustive-acc-energy-usage'.B:.B])" office:value-type="float" office:value="4422.5557" calcext:value-type="float">
            <text:p>4422.5557</text:p>
          </table:table-cell>
          <table:table-cell table:formula="of:=MAX([$'sa-quick-acc-energy-usage'.B:.B])" office:value-type="float" office:value="4480.091" calcext:value-type="float">
            <text:p>4480.091</text:p>
          </table:table-cell>
          <table:table-cell table:formula="of:=[.C3]-[.A3]" office:value-type="float" office:value="166.39570000017" calcext:value-type="float">
            <text:p>166.39570000017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83.12" calcext:value-type="float">
            <text:p>183.1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52.96" calcext:value-type="float">
            <text:p>252.96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369.36" calcext:value-type="float">
            <text:p>369.36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392.64" calcext:value-type="float">
            <text:p>392.64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465.36" calcext:value-type="float">
            <text:p>465.36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491.520000000001" calcext:value-type="float">
            <text:p>491.52000000000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514.800000000001" calcext:value-type="float">
            <text:p>514.80000000000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538.080000000001" calcext:value-type="float">
            <text:p>538.08000000000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561.360000000001" calcext:value-type="float">
            <text:p>561.36000000000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584.640000000001" calcext:value-type="float">
            <text:p>584.64000000000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07.920000000001" calcext:value-type="float">
            <text:p>607.92000000000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31.200000000001" calcext:value-type="float">
            <text:p>631.20000000000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54.480000000001" calcext:value-type="float">
            <text:p>654.48000000000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77.760000000001" calcext:value-type="float">
            <text:p>677.76000000000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701.040000000001" calcext:value-type="float">
            <text:p>701.04000000000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702.480000000001" calcext:value-type="float">
            <text:p>702.48000000000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703.920000000001" calcext:value-type="float">
            <text:p>703.92000000000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705.360000000001" calcext:value-type="float">
            <text:p>705.36000000000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706.800000000001" calcext:value-type="float">
            <text:p>706.80000000000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708.240000000002" calcext:value-type="float">
            <text:p>708.24000000000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709.680000000002" calcext:value-type="float">
            <text:p>709.68000000000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711.120000000002" calcext:value-type="float">
            <text:p>711.12000000000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712.560000000002" calcext:value-type="float">
            <text:p>712.56000000000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714.000000000002" calcext:value-type="float">
            <text:p>714.00000000000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715.440000000002" calcext:value-type="float">
            <text:p>715.44000000000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716.880000000002" calcext:value-type="float">
            <text:p>716.88000000000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718.320000000002" calcext:value-type="float">
            <text:p>718.32000000000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719.760000000002" calcext:value-type="float">
            <text:p>719.76000000000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721.200000000002" calcext:value-type="float">
            <text:p>721.20000000000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22.640000000002" calcext:value-type="float">
            <text:p>722.64000000000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24.080000000002" calcext:value-type="float">
            <text:p>724.08000000000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25.520000000002" calcext:value-type="float">
            <text:p>725.52000000000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48.800000000002" calcext:value-type="float">
            <text:p>748.80000000000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72.080000000002" calcext:value-type="float">
            <text:p>772.08000000000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817.200000000002" calcext:value-type="float">
            <text:p>817.20000000000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862.320000000003" calcext:value-type="float">
            <text:p>862.320000000003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07.440000000003" calcext:value-type="float">
            <text:p>907.440000000003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52.560000000003" calcext:value-type="float">
            <text:p>952.560000000003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98.400000000003" calcext:value-type="float">
            <text:p>998.400000000003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044.24" calcext:value-type="float">
            <text:p>1044.2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135.92" calcext:value-type="float">
            <text:p>1135.9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163.52" calcext:value-type="float">
            <text:p>1163.5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172.16" calcext:value-type="float">
            <text:p>1172.16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175.04" calcext:value-type="float">
            <text:p>1175.04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180.8" calcext:value-type="float">
            <text:p>118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186.56" calcext:value-type="float">
            <text:p>1186.5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192.32" calcext:value-type="float">
            <text:p>1192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195.2" calcext:value-type="float">
            <text:p>1195.2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198.08" calcext:value-type="float">
            <text:p>1198.08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6.72" calcext:value-type="float">
            <text:p>1206.72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12.48" calcext:value-type="float">
            <text:p>1212.4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15.36000000001" calcext:value-type="float">
            <text:p>1215.36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17.52000000001" calcext:value-type="float">
            <text:p>1217.52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20.40000000001" calcext:value-type="float">
            <text:p>1220.40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23.28000000001" calcext:value-type="float">
            <text:p>1223.28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26.16000000001" calcext:value-type="float">
            <text:p>1226.1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29.04000000001" calcext:value-type="float">
            <text:p>1229.04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31.92000000001" calcext:value-type="float">
            <text:p>1231.92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34.80000000001" calcext:value-type="float">
            <text:p>1234.80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37.68000000001" calcext:value-type="float">
            <text:p>1237.68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40.56000000001" calcext:value-type="float">
            <text:p>1240.5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43.44000000001" calcext:value-type="float">
            <text:p>1243.44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46.32000000001" calcext:value-type="float">
            <text:p>1246.32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52.08000000001" calcext:value-type="float">
            <text:p>1252.08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54.96000000001" calcext:value-type="float">
            <text:p>1254.96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57.12000000001" calcext:value-type="float">
            <text:p>1257.12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59.28000000001" calcext:value-type="float">
            <text:p>1259.28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61.44000000001" calcext:value-type="float">
            <text:p>1261.4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63.60000000001" calcext:value-type="float">
            <text:p>1263.60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87.60000000001" calcext:value-type="float">
            <text:p>128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311.60000000001" calcext:value-type="float">
            <text:p>1311.60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335.60000000001" calcext:value-type="float">
            <text:p>1335.60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359.60000000001" calcext:value-type="float">
            <text:p>1359.60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383.60000000001" calcext:value-type="float">
            <text:p>1383.60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407.60000000001" calcext:value-type="float">
            <text:p>1407.6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431.60000000001" calcext:value-type="float">
            <text:p>1431.60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455.60000000001" calcext:value-type="float">
            <text:p>1455.60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479.60000000001" calcext:value-type="float">
            <text:p>1479.60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03.60000000001" calcext:value-type="float">
            <text:p>1503.60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7.60000000001" calcext:value-type="float">
            <text:p>1527.6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51.60000000001" calcext:value-type="float">
            <text:p>1551.60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3.76000000001" calcext:value-type="float">
            <text:p>1553.76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55.92000000001" calcext:value-type="float">
            <text:p>1555.9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558.08000000001" calcext:value-type="float">
            <text:p>1558.08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560.24000000001" calcext:value-type="float">
            <text:p>1560.24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562.40000000001" calcext:value-type="float">
            <text:p>1562.40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564.56000000001" calcext:value-type="float">
            <text:p>1564.56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566.72000000001" calcext:value-type="float">
            <text:p>1566.7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568.88000000001" calcext:value-type="float">
            <text:p>1568.88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571.04000000001" calcext:value-type="float">
            <text:p>1571.04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573.20000000001" calcext:value-type="float">
            <text:p>1573.20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575.36000000001" calcext:value-type="float">
            <text:p>1575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577.52000000001" calcext:value-type="float">
            <text:p>1577.52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579.68000000001" calcext:value-type="float">
            <text:p>1579.68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581.84000000001" calcext:value-type="float">
            <text:p>1581.84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584.00000000001" calcext:value-type="float">
            <text:p>1584.00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586.16000000001" calcext:value-type="float">
            <text:p>1586.16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588.32000000001" calcext:value-type="float">
            <text:p>1588.32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590.48000000001" calcext:value-type="float">
            <text:p>1590.48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592.64000000001" calcext:value-type="float">
            <text:p>1592.64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594.80000000001" calcext:value-type="float">
            <text:p>1594.80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596.96000000001" calcext:value-type="float">
            <text:p>1596.96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599.12000000001" calcext:value-type="float">
            <text:p>1599.12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601.28000000001" calcext:value-type="float">
            <text:p>1601.28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605.60000000001" calcext:value-type="float">
            <text:p>1605.60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607.76000000001" calcext:value-type="float">
            <text:p>1607.76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609.92000000001" calcext:value-type="float">
            <text:p>1609.92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612.08000000001" calcext:value-type="float">
            <text:p>1612.08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614.24000000001" calcext:value-type="float">
            <text:p>1614.24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616.40000000001" calcext:value-type="float">
            <text:p>1616.40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638.96000000001" calcext:value-type="float">
            <text:p>1638.96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661.52000000001" calcext:value-type="float">
            <text:p>1661.52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684.08000000001" calcext:value-type="float">
            <text:p>1684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706.64000000001" calcext:value-type="float">
            <text:p>1706.64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729.20000000001" calcext:value-type="float">
            <text:p>1729.20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774.32000000001" calcext:value-type="float">
            <text:p>1774.32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796.88000000001" calcext:value-type="float">
            <text:p>1796.8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820.16000000001" calcext:value-type="float">
            <text:p>1820.1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843.44000000001" calcext:value-type="float">
            <text:p>1843.4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866.72000000001" calcext:value-type="float">
            <text:p>1866.7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1890.00000000001" calcext:value-type="float">
            <text:p>1890.0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1913.28000000001" calcext:value-type="float">
            <text:p>1913.2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1936.56000000001" calcext:value-type="float">
            <text:p>1936.5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1959.84000000001" calcext:value-type="float">
            <text:p>1959.8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1983.12000000001" calcext:value-type="float">
            <text:p>1983.1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006.40000000001" calcext:value-type="float">
            <text:p>2006.4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029.68000000001" calcext:value-type="float">
            <text:p>2029.6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052.96000000001" calcext:value-type="float">
            <text:p>2052.9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076.24000000001" calcext:value-type="float">
            <text:p>2076.24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099.52000000001" calcext:value-type="float">
            <text:p>2099.52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122.80000000001" calcext:value-type="float">
            <text:p>2122.80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146.08000000001" calcext:value-type="float">
            <text:p>2146.08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147.52000000001" calcext:value-type="float">
            <text:p>2147.52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170.80000000001" calcext:value-type="float">
            <text:p>2170.8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194.08000000001" calcext:value-type="float">
            <text:p>2194.08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217.36000000001" calcext:value-type="float">
            <text:p>2217.36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240.64000000001" calcext:value-type="float">
            <text:p>2240.64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263.92000000001" calcext:value-type="float">
            <text:p>2263.92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287.20000000001" calcext:value-type="float">
            <text:p>2287.2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10.48000000001" calcext:value-type="float">
            <text:p>2310.48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3.76000000001" calcext:value-type="float">
            <text:p>2333.76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57.04000000001" calcext:value-type="float">
            <text:p>2357.04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80.32" calcext:value-type="float">
            <text:p>2380.32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425.44" calcext:value-type="float">
            <text:p>2425.44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470.56" calcext:value-type="float">
            <text:p>2470.56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493.84" calcext:value-type="float">
            <text:p>2493.84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517.12" calcext:value-type="float">
            <text:p>2517.12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540.4" calcext:value-type="float">
            <text:p>2540.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563.68" calcext:value-type="float">
            <text:p>2563.68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586.96" calcext:value-type="float">
            <text:p>2586.9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610.24" calcext:value-type="float">
            <text:p>2610.24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633.52" calcext:value-type="float">
            <text:p>2633.52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656.08" calcext:value-type="float">
            <text:p>2656.08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678.64" calcext:value-type="float">
            <text:p>2678.64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701.2" calcext:value-type="float">
            <text:p>2701.2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723.76" calcext:value-type="float">
            <text:p>2723.76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746.32" calcext:value-type="float">
            <text:p>2746.3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747.04" calcext:value-type="float">
            <text:p>2747.04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747.76" calcext:value-type="float">
            <text:p>2747.76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49.2" calcext:value-type="float">
            <text:p>2749.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752.08" calcext:value-type="float">
            <text:p>2752.0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753.52" calcext:value-type="float">
            <text:p>2753.52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800.08" calcext:value-type="float">
            <text:p>2800.0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823.36" calcext:value-type="float">
            <text:p>2823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846.64" calcext:value-type="float">
            <text:p>2846.64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869.92" calcext:value-type="float">
            <text:p>2869.9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893.2" calcext:value-type="float">
            <text:p>2893.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916.48" calcext:value-type="float">
            <text:p>2916.4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939.76" calcext:value-type="float">
            <text:p>2939.76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963.04" calcext:value-type="float">
            <text:p>2963.04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986.32" calcext:value-type="float">
            <text:p>2986.3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09.6" calcext:value-type="float">
            <text:p>3009.6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32.88" calcext:value-type="float">
            <text:p>3032.8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56.16" calcext:value-type="float">
            <text:p>3056.16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57.6" calcext:value-type="float">
            <text:p>3057.6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59.04" calcext:value-type="float">
            <text:p>3059.04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60.48" calcext:value-type="float">
            <text:p>3060.4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61.92" calcext:value-type="float">
            <text:p>3061.9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63.36" calcext:value-type="float">
            <text:p>3063.36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064.79999999999" calcext:value-type="float">
            <text:p>3064.79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066.23999999999" calcext:value-type="float">
            <text:p>3066.23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067.67999999999" calcext:value-type="float">
            <text:p>3067.67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069.11999999999" calcext:value-type="float">
            <text:p>3069.11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070.55999999999" calcext:value-type="float">
            <text:p>3070.5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071.99999999999" calcext:value-type="float">
            <text:p>3071.99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073.43999999999" calcext:value-type="float">
            <text:p>3073.43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074.87999999999" calcext:value-type="float">
            <text:p>3074.87999999999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076.31999999999" calcext:value-type="float">
            <text:p>3076.31999999999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077.75999999999" calcext:value-type="float">
            <text:p>3077.75999999999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079.19999999999" calcext:value-type="float">
            <text:p>3079.19999999999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080.63999999999" calcext:value-type="float">
            <text:p>3080.63999999999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082.07999999999" calcext:value-type="float">
            <text:p>3082.07999999999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083.51999999999" calcext:value-type="float">
            <text:p>3083.51999999999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084.95999999999" calcext:value-type="float">
            <text:p>3084.95999999999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108.23999999999" calcext:value-type="float">
            <text:p>3108.23999999999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131.51999999999" calcext:value-type="float">
            <text:p>3131.51999999999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132.95999999999" calcext:value-type="float">
            <text:p>3132.95999999999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134.39999999999" calcext:value-type="float">
            <text:p>3134.39999999999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135.83999999999" calcext:value-type="float">
            <text:p>3135.83999999999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137.27999999999" calcext:value-type="float">
            <text:p>3137.27999999999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138.71999999999" calcext:value-type="float">
            <text:p>3138.71999999999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140.15999999999" calcext:value-type="float">
            <text:p>3140.15999999999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141.59999999999" calcext:value-type="float">
            <text:p>3141.59999999999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143.03999999999" calcext:value-type="float">
            <text:p>3143.03999999999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144.47999999999" calcext:value-type="float">
            <text:p>3144.47999999999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145.91999999998" calcext:value-type="float">
            <text:p>3145.91999999998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147.35999999998" calcext:value-type="float">
            <text:p>3147.35999999998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148.79999999998" calcext:value-type="float">
            <text:p>3148.79999999998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150.23999999998" calcext:value-type="float">
            <text:p>3150.23999999998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151.67999999998" calcext:value-type="float">
            <text:p>3151.67999999998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153.11999999998" calcext:value-type="float">
            <text:p>3153.11999999998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154.55999999998" calcext:value-type="float">
            <text:p>3154.55999999998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155.99999999998" calcext:value-type="float">
            <text:p>3155.99999999998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157.43999999998" calcext:value-type="float">
            <text:p>3157.43999999998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158.87999999998" calcext:value-type="float">
            <text:p>3158.87999999998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160.31999999998" calcext:value-type="float">
            <text:p>3160.31999999998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161.75999999998" calcext:value-type="float">
            <text:p>3161.75999999998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163.19999999998" calcext:value-type="float">
            <text:p>3163.19999999998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164.63999999998" calcext:value-type="float">
            <text:p>3164.6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165.35999999998" calcext:value-type="float">
            <text:p>3165.35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166.07999999998" calcext:value-type="float">
            <text:p>3166.07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166.79999999998" calcext:value-type="float">
            <text:p>3166.79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168.23999999998" calcext:value-type="float">
            <text:p>3168.23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169.67999999998" calcext:value-type="float">
            <text:p>3169.67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171.11999999998" calcext:value-type="float">
            <text:p>3171.11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172.55999999998" calcext:value-type="float">
            <text:p>3172.5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173.99999999998" calcext:value-type="float">
            <text:p>3173.99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175.43999999998" calcext:value-type="float">
            <text:p>3175.43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176.87999999998" calcext:value-type="float">
            <text:p>3176.87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178.31999999998" calcext:value-type="float">
            <text:p>3178.31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179.75999999998" calcext:value-type="float">
            <text:p>3179.7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181.19999999998" calcext:value-type="float">
            <text:p>3181.19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182.63999999997" calcext:value-type="float">
            <text:p>3182.63999999997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184.07999999997" calcext:value-type="float">
            <text:p>3184.07999999997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185.51999999997" calcext:value-type="float">
            <text:p>3185.51999999997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186.95999999997" calcext:value-type="float">
            <text:p>3186.95999999997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188.39999999997" calcext:value-type="float">
            <text:p>3188.39999999997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189.83999999997" calcext:value-type="float">
            <text:p>3189.83999999997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213.11999999997" calcext:value-type="float">
            <text:p>3213.11999999997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236.39999999997" calcext:value-type="float">
            <text:p>3236.39999999997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259.67999999997" calcext:value-type="float">
            <text:p>3259.67999999997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282.95999999997" calcext:value-type="float">
            <text:p>3282.95999999997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306.23999999997" calcext:value-type="float">
            <text:p>3306.23999999997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329.51999999997" calcext:value-type="float">
            <text:p>3329.51999999997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352.79999999997" calcext:value-type="float">
            <text:p>3352.79999999997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376.07999999997" calcext:value-type="float">
            <text:p>3376.07999999997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399.35999999997" calcext:value-type="float">
            <text:p>3399.35999999997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00.79999999997" calcext:value-type="float">
            <text:p>3400.79999999997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02.23999999997" calcext:value-type="float">
            <text:p>3402.23999999997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03.67999999997" calcext:value-type="float">
            <text:p>3403.67999999997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405.11999999997" calcext:value-type="float">
            <text:p>3405.11999999997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406.55999999997" calcext:value-type="float">
            <text:p>3406.55999999997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407.99999999997" calcext:value-type="float">
            <text:p>3407.99999999997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409.43999999997" calcext:value-type="float">
            <text:p>3409.43999999997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410.87999999997" calcext:value-type="float">
            <text:p>3410.87999999997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412.31999999997" calcext:value-type="float">
            <text:p>3412.31999999997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413.75999999997" calcext:value-type="float">
            <text:p>3413.75999999997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415.19999999997" calcext:value-type="float">
            <text:p>3415.19999999997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416.63999999997" calcext:value-type="float">
            <text:p>3416.63999999997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418.07999999997" calcext:value-type="float">
            <text:p>3418.07999999997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419.51999999996" calcext:value-type="float">
            <text:p>3419.5199999999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422.39999999996" calcext:value-type="float">
            <text:p>3422.3999999999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425.27999999996" calcext:value-type="float">
            <text:p>3425.2799999999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427.43999999996" calcext:value-type="float">
            <text:p>3427.4399999999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431.75999999996" calcext:value-type="float">
            <text:p>3431.7599999999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433.91999999996" calcext:value-type="float">
            <text:p>3433.9199999999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436.07999999996" calcext:value-type="float">
            <text:p>3436.0799999999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438.23999999996" calcext:value-type="float">
            <text:p>3438.2399999999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440.39999999996" calcext:value-type="float">
            <text:p>3440.3999999999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442.55999999996" calcext:value-type="float">
            <text:p>3442.5599999999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444.71999999996" calcext:value-type="float">
            <text:p>3444.7199999999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446.87999999996" calcext:value-type="float">
            <text:p>3446.8799999999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449.03999999996" calcext:value-type="float">
            <text:p>3449.0399999999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451.19999999996" calcext:value-type="float">
            <text:p>3451.1999999999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453.35999999996" calcext:value-type="float">
            <text:p>3453.3599999999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455.51999999995" calcext:value-type="float">
            <text:p>3455.51999999995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457.67999999995" calcext:value-type="float">
            <text:p>3457.67999999995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459.83999999995" calcext:value-type="float">
            <text:p>3459.83999999995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461.99999999995" calcext:value-type="float">
            <text:p>3461.99999999995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466.31999999995" calcext:value-type="float">
            <text:p>3466.31999999995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468.47999999995" calcext:value-type="float">
            <text:p>3468.47999999995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470.63999999995" calcext:value-type="float">
            <text:p>3470.63999999995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472.79999999995" calcext:value-type="float">
            <text:p>3472.79999999995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474.95999999995" calcext:value-type="float">
            <text:p>3474.95999999995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477.11999999995" calcext:value-type="float">
            <text:p>3477.11999999995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479.27999999995" calcext:value-type="float">
            <text:p>3479.27999999995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481.43999999995" calcext:value-type="float">
            <text:p>3481.43999999995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483.59999999995" calcext:value-type="float">
            <text:p>3483.59999999995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485.75999999995" calcext:value-type="float">
            <text:p>3485.75999999995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487.91999999995" calcext:value-type="float">
            <text:p>3487.91999999995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490.07999999995" calcext:value-type="float">
            <text:p>3490.07999999995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492.23999999994" calcext:value-type="float">
            <text:p>3492.23999999994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494.39999999994" calcext:value-type="float">
            <text:p>3494.39999999994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496.55999999994" calcext:value-type="float">
            <text:p>3496.55999999994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00.87999999994" calcext:value-type="float">
            <text:p>3500.87999999994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03.03999999994" calcext:value-type="float">
            <text:p>3503.03999999994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05.19999999994" calcext:value-type="float">
            <text:p>3505.19999999994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07.35999999994" calcext:value-type="float">
            <text:p>3507.3599999999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09.51999999994" calcext:value-type="float">
            <text:p>3509.51999999994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11.67999999994" calcext:value-type="float">
            <text:p>3511.67999999994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13.83999999994" calcext:value-type="float">
            <text:p>3513.83999999994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515.99999999994" calcext:value-type="float">
            <text:p>3515.99999999994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518.87999999994" calcext:value-type="float">
            <text:p>3518.8799999999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521.75999999994" calcext:value-type="float">
            <text:p>3521.75999999994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524.63999999994" calcext:value-type="float">
            <text:p>3524.63999999994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530.39999999993" calcext:value-type="float">
            <text:p>3530.39999999993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533.27999999993" calcext:value-type="float">
            <text:p>3533.27999999993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539.03999999993" calcext:value-type="float">
            <text:p>3539.03999999993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541.91999999993" calcext:value-type="float">
            <text:p>3541.91999999993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544.79999999993" calcext:value-type="float">
            <text:p>3544.79999999993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547.67999999993" calcext:value-type="float">
            <text:p>3547.67999999993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550.55999999993" calcext:value-type="float">
            <text:p>3550.55999999993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553.43999999993" calcext:value-type="float">
            <text:p>3553.43999999993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556.31999999993" calcext:value-type="float">
            <text:p>3556.31999999993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559.19999999993" calcext:value-type="float">
            <text:p>3559.19999999993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562.07999999993" calcext:value-type="float">
            <text:p>3562.07999999993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582.23999999992" calcext:value-type="float">
            <text:p>3582.23999999992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585.11999999992" calcext:value-type="float">
            <text:p>3585.11999999992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587.99999999992" calcext:value-type="float">
            <text:p>3587.99999999992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590.87999999992" calcext:value-type="float">
            <text:p>3590.87999999992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593.75999999992" calcext:value-type="float">
            <text:p>3593.75999999992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596.63999999992" calcext:value-type="float">
            <text:p>3596.63999999992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16.79999999991" calcext:value-type="float">
            <text:p>3616.7999999999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19.67999999991" calcext:value-type="float">
            <text:p>3619.6799999999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22.55999999991" calcext:value-type="float">
            <text:p>3622.5599999999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25.43999999991" calcext:value-type="float">
            <text:p>3625.4399999999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28.31999999991" calcext:value-type="float">
            <text:p>3628.3199999999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31.19999999991" calcext:value-type="float">
            <text:p>3631.1999999999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34.07999999991" calcext:value-type="float">
            <text:p>3634.0799999999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44.8799999999" calcext:value-type="float">
            <text:p>3644.879999999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49.1999999999" calcext:value-type="float">
            <text:p>3649.199999999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54.2399999999" calcext:value-type="float">
            <text:p>3654.239999999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57.1199999999" calcext:value-type="float">
            <text:p>3657.119999999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59.9999999999" calcext:value-type="float">
            <text:p>3659.999999999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62.8799999999" calcext:value-type="float">
            <text:p>3662.879999999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65.7599999999" calcext:value-type="float">
            <text:p>3665.759999999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68.6399999999" calcext:value-type="float">
            <text:p>3668.639999999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9" calcext:value-type="float">
            <text:p>3688.7999999998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1.67999999989" calcext:value-type="float">
            <text:p>3691.6799999998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4.55999999989" calcext:value-type="float">
            <text:p>3694.5599999998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7.43999999989" calcext:value-type="float">
            <text:p>3697.4399999998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700.31999999989" calcext:value-type="float">
            <text:p>3700.3199999998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703.19999999989" calcext:value-type="float">
            <text:p>3703.1999999998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706.07999999989" calcext:value-type="float">
            <text:p>3706.0799999998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8.95999999988" calcext:value-type="float">
            <text:p>3708.9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11.83999999988" calcext:value-type="float">
            <text:p>3711.83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14.71999999988" calcext:value-type="float">
            <text:p>3714.71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17.59999999988" calcext:value-type="float">
            <text:p>3717.59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20.47999999988" calcext:value-type="float">
            <text:p>3720.47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23.35999999988" calcext:value-type="float">
            <text:p>3723.3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26.23999999988" calcext:value-type="float">
            <text:p>3726.23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29.11999999988" calcext:value-type="float">
            <text:p>3729.11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31.99999999988" calcext:value-type="float">
            <text:p>3731.99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34.87999999988" calcext:value-type="float">
            <text:p>3734.87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37.75999999988" calcext:value-type="float">
            <text:p>3737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0.63999999988" calcext:value-type="float">
            <text:p>3740.6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43.51999999987" calcext:value-type="float">
            <text:p>3743.51999999987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46.39999999987" calcext:value-type="float">
            <text:p>3746.39999999987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749.27999999987" calcext:value-type="float">
            <text:p>3749.27999999987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752.15999999987" calcext:value-type="float">
            <text:p>3752.15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755.03999999987" calcext:value-type="float">
            <text:p>3755.03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757.91999999987" calcext:value-type="float">
            <text:p>3757.91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760.07999999987" calcext:value-type="float">
            <text:p>3760.07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762.23999999987" calcext:value-type="float">
            <text:p>3762.23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764.39999999987" calcext:value-type="float">
            <text:p>3764.39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766.55999999987" calcext:value-type="float">
            <text:p>3766.5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768.71999999987" calcext:value-type="float">
            <text:p>3768.71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770.87999999987" calcext:value-type="float">
            <text:p>3770.87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773.03999999987" calcext:value-type="float">
            <text:p>3773.03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775.19999999987" calcext:value-type="float">
            <text:p>3775.19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777.35999999987" calcext:value-type="float">
            <text:p>3777.3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779.51999999986" calcext:value-type="float">
            <text:p>3779.51999999986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781.67999999986" calcext:value-type="float">
            <text:p>3781.67999999986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783.83999999986" calcext:value-type="float">
            <text:p>3783.83999999986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785.99999999986" calcext:value-type="float">
            <text:p>3785.99999999986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788.15999999986" calcext:value-type="float">
            <text:p>3788.15999999986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790.31999999986" calcext:value-type="float">
            <text:p>3790.31999999986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793.19999999986" calcext:value-type="float">
            <text:p>3793.19999999986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796.07999999986" calcext:value-type="float">
            <text:p>3796.07999999986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798.95999999986" calcext:value-type="float">
            <text:p>3798.95999999986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01.83999999986" calcext:value-type="float">
            <text:p>3801.83999999986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04.71999999986" calcext:value-type="float">
            <text:p>3804.71999999986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07.59999999986" calcext:value-type="float">
            <text:p>3807.59999999986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09.75999999986" calcext:value-type="float">
            <text:p>3809.75999999986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12.63999999986" calcext:value-type="float">
            <text:p>3812.63999999986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15.51999999985" calcext:value-type="float">
            <text:p>3815.51999999985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18.39999999985" calcext:value-type="float">
            <text:p>3818.39999999985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21.27999999985" calcext:value-type="float">
            <text:p>3821.27999999985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24.15999999985" calcext:value-type="float">
            <text:p>3824.15999999985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27.03999999985" calcext:value-type="float">
            <text:p>3827.03999999985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29.91999999985" calcext:value-type="float">
            <text:p>3829.91999999985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32.79999999985" calcext:value-type="float">
            <text:p>3832.79999999985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35.67999999985" calcext:value-type="float">
            <text:p>3835.67999999985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38.55999999985" calcext:value-type="float">
            <text:p>3838.55999999985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1.43999999985" calcext:value-type="float">
            <text:p>3841.43999999985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31999999985" calcext:value-type="float">
            <text:p>3844.31999999985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7.19999999985" calcext:value-type="float">
            <text:p>3847.19999999985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50.07999999985" calcext:value-type="float">
            <text:p>3850.07999999985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52.95999999984" calcext:value-type="float">
            <text:p>3852.95999999984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55.83999999984" calcext:value-type="float">
            <text:p>3855.83999999984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8.71999999984" calcext:value-type="float">
            <text:p>3858.71999999984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61.59999999984" calcext:value-type="float">
            <text:p>3861.59999999984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64.47999999984" calcext:value-type="float">
            <text:p>3864.47999999984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67.35999999984" calcext:value-type="float">
            <text:p>3867.35999999984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70.23999999984" calcext:value-type="float">
            <text:p>3870.23999999984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73.11999999984" calcext:value-type="float">
            <text:p>3873.11999999984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75.99999999984" calcext:value-type="float">
            <text:p>3875.99999999984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78.87999999984" calcext:value-type="float">
            <text:p>3878.87999999984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81.75999999984" calcext:value-type="float">
            <text:p>3881.75999999984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84.63999999984" calcext:value-type="float">
            <text:p>3884.63999999984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87.51999999983" calcext:value-type="float">
            <text:p>3887.5199999998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90.39999999983" calcext:value-type="float">
            <text:p>3890.3999999998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93.27999999983" calcext:value-type="float">
            <text:p>3893.2799999998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96.15999999983" calcext:value-type="float">
            <text:p>3896.1599999998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99.03999999983" calcext:value-type="float">
            <text:p>3899.0399999998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901.91999999983" calcext:value-type="float">
            <text:p>3901.9199999998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904.79999999983" calcext:value-type="float">
            <text:p>3904.7999999998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907.67999999983" calcext:value-type="float">
            <text:p>3907.6799999998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910.55999999983" calcext:value-type="float">
            <text:p>3910.5599999998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913.43999999983" calcext:value-type="float">
            <text:p>3913.4399999998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916.31999999983" calcext:value-type="float">
            <text:p>3916.3199999998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919.19999999983" calcext:value-type="float">
            <text:p>3919.1999999998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922.07999999983" calcext:value-type="float">
            <text:p>3922.0799999998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924.95999999982" calcext:value-type="float">
            <text:p>3924.95999999982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927.83999999982" calcext:value-type="float">
            <text:p>3927.83999999982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930.71999999982" calcext:value-type="float">
            <text:p>3930.71999999982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933.59999999982" calcext:value-type="float">
            <text:p>3933.59999999982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936.47999999982" calcext:value-type="float">
            <text:p>3936.47999999982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939.35999999982" calcext:value-type="float">
            <text:p>3939.35999999982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942.23999999982" calcext:value-type="float">
            <text:p>3942.23999999982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945.11999999982" calcext:value-type="float">
            <text:p>3945.11999999982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947.99999999982" calcext:value-type="float">
            <text:p>3947.99999999982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950.87999999982" calcext:value-type="float">
            <text:p>3950.87999999982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953.75999999982" calcext:value-type="float">
            <text:p>3953.75999999982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955.19999999982" calcext:value-type="float">
            <text:p>3955.19999999982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56.63999999982" calcext:value-type="float">
            <text:p>3956.63999999982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58.07999999982" calcext:value-type="float">
            <text:p>3958.07999999982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59.51999999981" calcext:value-type="float">
            <text:p>3959.5199999998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60.95999999981" calcext:value-type="float">
            <text:p>3960.9599999998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62.39999999981" calcext:value-type="float">
            <text:p>3962.3999999998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64.55999999981" calcext:value-type="float">
            <text:p>3964.5599999998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66.71999999981" calcext:value-type="float">
            <text:p>3966.7199999998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68.87999999981" calcext:value-type="float">
            <text:p>3968.8799999998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71.03999999981" calcext:value-type="float">
            <text:p>3971.0399999998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73.19999999981" calcext:value-type="float">
            <text:p>3973.1999999998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75.35999999981" calcext:value-type="float">
            <text:p>3975.3599999998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77.51999999981" calcext:value-type="float">
            <text:p>3977.5199999998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79.67999999981" calcext:value-type="float">
            <text:p>3979.6799999998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81.83999999981" calcext:value-type="float">
            <text:p>3981.8399999998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84.71999999981" calcext:value-type="float">
            <text:p>3984.7199999998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87.59999999981" calcext:value-type="float">
            <text:p>3987.5999999998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90.47999999981" calcext:value-type="float">
            <text:p>3990.4799999998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93.35999999981" calcext:value-type="float">
            <text:p>3993.3599999998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96.2399999998" calcext:value-type="float">
            <text:p>3996.2399999998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99.1199999998" calcext:value-type="float">
            <text:p>3999.1199999998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001.9999999998" calcext:value-type="float">
            <text:p>4001.9999999998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004.8799999998" calcext:value-type="float">
            <text:p>4004.8799999998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007.7599999998" calcext:value-type="float">
            <text:p>4007.7599999998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010.6399999998" calcext:value-type="float">
            <text:p>4010.6399999998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013.5199999998" calcext:value-type="float">
            <text:p>4013.5199999998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015.6799999998" calcext:value-type="float">
            <text:p>4015.6799999998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017.8399999998" calcext:value-type="float">
            <text:p>4017.8399999998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019.9999999998" calcext:value-type="float">
            <text:p>4019.9999999998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022.1599999998" calcext:value-type="float">
            <text:p>4022.1599999998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024.3199999998" calcext:value-type="float">
            <text:p>4024.3199999998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026.4799999998" calcext:value-type="float">
            <text:p>4026.4799999998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028.6399999998" calcext:value-type="float">
            <text:p>4028.6399999998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030.79999999979" calcext:value-type="float">
            <text:p>4030.79999999979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032.95999999979" calcext:value-type="float">
            <text:p>4032.95999999979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035.11999999979" calcext:value-type="float">
            <text:p>4035.11999999979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037.27999999979" calcext:value-type="float">
            <text:p>4037.27999999979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039.43999999979" calcext:value-type="float">
            <text:p>4039.43999999979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041.59999999979" calcext:value-type="float">
            <text:p>4041.59999999979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043.75999999979" calcext:value-type="float">
            <text:p>4043.75999999979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4045.91999999979" calcext:value-type="float">
            <text:p>4045.91999999979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4048.07999999979" calcext:value-type="float">
            <text:p>4048.07999999979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050.23999999979" calcext:value-type="float">
            <text:p>4050.23999999979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052.39999999979" calcext:value-type="float">
            <text:p>4052.39999999979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054.55999999979" calcext:value-type="float">
            <text:p>4054.55999999979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056.71999999979" calcext:value-type="float">
            <text:p>4056.71999999979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058.87999999979" calcext:value-type="float">
            <text:p>4058.87999999979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061.03999999979" calcext:value-type="float">
            <text:p>4061.03999999979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063.19999999979" calcext:value-type="float">
            <text:p>4063.19999999979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065.35999999979" calcext:value-type="float">
            <text:p>4065.35999999979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067.51999999978" calcext:value-type="float">
            <text:p>4067.51999999978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069.67999999978" calcext:value-type="float">
            <text:p>4069.67999999978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71.83999999978" calcext:value-type="float">
            <text:p>4071.83999999978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73.99999999978" calcext:value-type="float">
            <text:p>4073.99999999978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76.15999999978" calcext:value-type="float">
            <text:p>4076.15999999978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78.31999999978" calcext:value-type="float">
            <text:p>4078.31999999978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80.47999999978" calcext:value-type="float">
            <text:p>4080.47999999978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82.63999999978" calcext:value-type="float">
            <text:p>4082.63999999978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84.79999999978" calcext:value-type="float">
            <text:p>4084.79999999978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86.95999999978" calcext:value-type="float">
            <text:p>4086.95999999978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89.11999999978" calcext:value-type="float">
            <text:p>4089.11999999978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91.27999999978" calcext:value-type="float">
            <text:p>4091.27999999978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93.43999999978" calcext:value-type="float">
            <text:p>4093.43999999978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95.59999999978" calcext:value-type="float">
            <text:p>4095.59999999978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97.75999999978" calcext:value-type="float">
            <text:p>4097.75999999978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99.91999999978" calcext:value-type="float">
            <text:p>4099.91999999978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102.07999999978" calcext:value-type="float">
            <text:p>4102.07999999978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104.23999999978" calcext:value-type="float">
            <text:p>4104.23999999978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106.39999999978" calcext:value-type="float">
            <text:p>4106.39999999978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108.55999999978" calcext:value-type="float">
            <text:p>4108.5599999997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110.71999999978" calcext:value-type="float">
            <text:p>4110.71999999978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112.87999999978" calcext:value-type="float">
            <text:p>4112.87999999978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115.03999999978" calcext:value-type="float">
            <text:p>4115.03999999978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117.19999999978" calcext:value-type="float">
            <text:p>4117.1999999997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119.35999999979" calcext:value-type="float">
            <text:p>4119.35999999979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121.51999999979" calcext:value-type="float">
            <text:p>4121.51999999979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123.67999999979" calcext:value-type="float">
            <text:p>4123.67999999979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125.83999999979" calcext:value-type="float">
            <text:p>4125.83999999979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127.99999999979" calcext:value-type="float">
            <text:p>4127.99999999979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130.15999999979" calcext:value-type="float">
            <text:p>4130.15999999979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132.31999999979" calcext:value-type="float">
            <text:p>4132.31999999979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134.47999999979" calcext:value-type="float">
            <text:p>4134.47999999979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136.63999999979" calcext:value-type="float">
            <text:p>4136.63999999979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138.07999999979" calcext:value-type="float">
            <text:p>4138.0799999997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140.23999999979" calcext:value-type="float">
            <text:p>4140.2399999997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141.67999999979" calcext:value-type="float">
            <text:p>4141.6799999997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143.11999999979" calcext:value-type="float">
            <text:p>4143.1199999997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144.55999999979" calcext:value-type="float">
            <text:p>4144.5599999997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45.99999999979" calcext:value-type="float">
            <text:p>4145.9999999997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48.1599999998" calcext:value-type="float">
            <text:p>4148.1599999998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50.3199999998" calcext:value-type="float">
            <text:p>4150.3199999998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52.4799999998" calcext:value-type="float">
            <text:p>4152.4799999998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54.6399999998" calcext:value-type="float">
            <text:p>4154.6399999998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56.7999999998" calcext:value-type="float">
            <text:p>4156.7999999998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58.9599999998" calcext:value-type="float">
            <text:p>4158.9599999998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61.1199999998" calcext:value-type="float">
            <text:p>4161.1199999998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63.2799999998" calcext:value-type="float">
            <text:p>4163.2799999998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64.7199999998" calcext:value-type="float">
            <text:p>4164.7199999998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66.1599999998" calcext:value-type="float">
            <text:p>4166.1599999998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68.3199999998" calcext:value-type="float">
            <text:p>4168.3199999998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70.4799999998" calcext:value-type="float">
            <text:p>4170.47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71.9199999998" calcext:value-type="float">
            <text:p>4171.91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73.3599999998" calcext:value-type="float">
            <text:p>4173.35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74.79999999981" calcext:value-type="float">
            <text:p>4174.79999999981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76.23999999981" calcext:value-type="float">
            <text:p>4176.23999999981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77.67999999981" calcext:value-type="float">
            <text:p>4177.67999999981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79.11999999981" calcext:value-type="float">
            <text:p>4179.11999999981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80.55999999981" calcext:value-type="float">
            <text:p>4180.55999999981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81.99999999981" calcext:value-type="float">
            <text:p>4181.99999999981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83.43999999981" calcext:value-type="float">
            <text:p>4183.43999999981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84.87999999981" calcext:value-type="float">
            <text:p>4184.87999999981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85.59999999981" calcext:value-type="float">
            <text:p>4185.59999999981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86.31999999981" calcext:value-type="float">
            <text:p>4186.31999999981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87.03999999981" calcext:value-type="float">
            <text:p>4187.03999999981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87.75999999981" calcext:value-type="float">
            <text:p>4187.75999999981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88.47999999981" calcext:value-type="float">
            <text:p>4188.47999999981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89.19999999981" calcext:value-type="float">
            <text:p>4189.19999999981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89.91999999981" calcext:value-type="float">
            <text:p>4189.91999999981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90.63999999981" calcext:value-type="float">
            <text:p>4190.63999999981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91.35999999981" calcext:value-type="float">
            <text:p>4191.3599999998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92.07999999981" calcext:value-type="float">
            <text:p>4192.0799999998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92.79999999981" calcext:value-type="float">
            <text:p>4192.7999999998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93.51999999981" calcext:value-type="float">
            <text:p>4193.5199999998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94.23999999981" calcext:value-type="float">
            <text:p>4194.2399999998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94.95999999981" calcext:value-type="float">
            <text:p>4194.9599999998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95.67999999981" calcext:value-type="float">
            <text:p>4195.6799999998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96.39999999981" calcext:value-type="float">
            <text:p>4196.39999999981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97.11999999981" calcext:value-type="float">
            <text:p>4197.11999999981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97.83999999981" calcext:value-type="float">
            <text:p>4197.83999999981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98.55999999981" calcext:value-type="float">
            <text:p>4198.55999999981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99.27999999981" calcext:value-type="float">
            <text:p>4199.27999999981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99.99999999981" calcext:value-type="float">
            <text:p>4199.9999999998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200.71999999981" calcext:value-type="float">
            <text:p>4200.7199999998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202.15999999981" calcext:value-type="float">
            <text:p>4202.15999999981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203.59999999982" calcext:value-type="float">
            <text:p>4203.5999999998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205.03999999982" calcext:value-type="float">
            <text:p>4205.0399999998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206.47999999982" calcext:value-type="float">
            <text:p>4206.47999999982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207.91999999982" calcext:value-type="float">
            <text:p>4207.91999999982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209.35999999982" calcext:value-type="float">
            <text:p>4209.35999999982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210.79999999982" calcext:value-type="float">
            <text:p>4210.7999999998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212.23999999982" calcext:value-type="float">
            <text:p>4212.2399999998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212.95999999982" calcext:value-type="float">
            <text:p>4212.95999999982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213.67999999982" calcext:value-type="float">
            <text:p>4213.67999999982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214.39999999982" calcext:value-type="float">
            <text:p>4214.39999999982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215.11999999982" calcext:value-type="float">
            <text:p>4215.11999999982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215.83999999982" calcext:value-type="float">
            <text:p>4215.8399999998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216.55999999982" calcext:value-type="float">
            <text:p>4216.55999999982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217.27999999982" calcext:value-type="float">
            <text:p>4217.27999999982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217.99999999982" calcext:value-type="float">
            <text:p>4217.99999999982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218.71999999982" calcext:value-type="float">
            <text:p>4218.71999999982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219.43999999982" calcext:value-type="float">
            <text:p>4219.43999999982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220.15999999982" calcext:value-type="float">
            <text:p>4220.15999999982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220.87999999982" calcext:value-type="float">
            <text:p>4220.87999999982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221.59999999982" calcext:value-type="float">
            <text:p>4221.59999999982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222.31999999982" calcext:value-type="float">
            <text:p>4222.31999999982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223.03999999982" calcext:value-type="float">
            <text:p>4223.03999999982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223.75999999982" calcext:value-type="float">
            <text:p>4223.75999999982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224.47999999982" calcext:value-type="float">
            <text:p>4224.47999999982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25.19999999982" calcext:value-type="float">
            <text:p>4225.19999999982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25.91999999982" calcext:value-type="float">
            <text:p>4225.91999999982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26.63999999982" calcext:value-type="float">
            <text:p>4226.63999999982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27.35999999982" calcext:value-type="float">
            <text:p>4227.35999999982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28.07999999982" calcext:value-type="float">
            <text:p>4228.07999999982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28.79999999982" calcext:value-type="float">
            <text:p>4228.79999999982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29.51999999982" calcext:value-type="float">
            <text:p>4229.51999999982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30.95999999982" calcext:value-type="float">
            <text:p>4230.95999999982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31.67999999983" calcext:value-type="float">
            <text:p>4231.67999999983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32.39999999983" calcext:value-type="float">
            <text:p>4232.39999999983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33.11999999983" calcext:value-type="float">
            <text:p>4233.11999999983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33.83999999983" calcext:value-type="float">
            <text:p>4233.83999999983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34.55999999983" calcext:value-type="float">
            <text:p>4234.55999999983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35.27999999983" calcext:value-type="float">
            <text:p>4235.27999999983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35.99999999983" calcext:value-type="float">
            <text:p>4235.99999999983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36.71999999983" calcext:value-type="float">
            <text:p>4236.71999999983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37.43999999983" calcext:value-type="float">
            <text:p>4237.43999999983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38.15999999983" calcext:value-type="float">
            <text:p>4238.15999999983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38.87999999983" calcext:value-type="float">
            <text:p>4238.87999999983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39.59999999983" calcext:value-type="float">
            <text:p>4239.59999999983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40.31999999983" calcext:value-type="float">
            <text:p>4240.31999999983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41.03999999983" calcext:value-type="float">
            <text:p>4241.03999999983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41.75999999983" calcext:value-type="float">
            <text:p>4241.75999999983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42.47999999983" calcext:value-type="float">
            <text:p>4242.47999999983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43.19999999983" calcext:value-type="float">
            <text:p>4243.19999999983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43.91999999983" calcext:value-type="float">
            <text:p>4243.91999999983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44.63999999983" calcext:value-type="float">
            <text:p>4244.63999999983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45.35999999983" calcext:value-type="float">
            <text:p>4245.35999999983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46.07999999983" calcext:value-type="float">
            <text:p>4246.07999999983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46.79999999983" calcext:value-type="float">
            <text:p>4246.79999999983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47.51999999983" calcext:value-type="float">
            <text:p>4247.51999999983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48.23999999983" calcext:value-type="float">
            <text:p>4248.23999999983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48.95999999983" calcext:value-type="float">
            <text:p>4248.95999999983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49.67999999983" calcext:value-type="float">
            <text:p>4249.67999999983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50.39999999983" calcext:value-type="float">
            <text:p>4250.39999999983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51.11999999983" calcext:value-type="float">
            <text:p>4251.11999999983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51.83999999983" calcext:value-type="float">
            <text:p>4251.83999999983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52.55999999983" calcext:value-type="float">
            <text:p>4252.55999999983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53.27999999983" calcext:value-type="float">
            <text:p>4253.27999999983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53.99999999983" calcext:value-type="float">
            <text:p>4253.99999999983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54.71999999983" calcext:value-type="float">
            <text:p>4254.71999999983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55.43999999983" calcext:value-type="float">
            <text:p>4255.43999999983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56.15999999983" calcext:value-type="float">
            <text:p>4256.15999999983</text:p>
          </table:table-cell>
        </table:table-row>
      </table:table>
      <table:table table:name="qm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458.64" calcext:value-type="float">
            <text:p>458.64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502.32" calcext:value-type="float">
            <text:p>502.3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589.68" calcext:value-type="float">
            <text:p>589.6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633.36" calcext:value-type="float">
            <text:p>633.36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808.08" calcext:value-type="float">
            <text:p>808.0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851.76" calcext:value-type="float">
            <text:p>851.76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895.44" calcext:value-type="float">
            <text:p>895.44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39.12" calcext:value-type="float">
            <text:p>939.12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82.8" calcext:value-type="float">
            <text:p>982.8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1070.16" calcext:value-type="float">
            <text:p>1070.16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136.4" calcext:value-type="float">
            <text:p>1136.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158.96" calcext:value-type="float">
            <text:p>1158.96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181.52" calcext:value-type="float">
            <text:p>1181.5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226.64" calcext:value-type="float">
            <text:p>1226.64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1249.2" calcext:value-type="float">
            <text:p>1249.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1271.76" calcext:value-type="float">
            <text:p>1271.76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1294.32" calcext:value-type="float">
            <text:p>1294.3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1316.88" calcext:value-type="float">
            <text:p>1316.8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1339.44" calcext:value-type="float">
            <text:p>1339.44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384.56" calcext:value-type="float">
            <text:p>1384.56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407.12" calcext:value-type="float">
            <text:p>1407.1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429.68" calcext:value-type="float">
            <text:p>1429.6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452.24" calcext:value-type="float">
            <text:p>1452.24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474.8" calcext:value-type="float">
            <text:p>1474.8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519.92" calcext:value-type="float">
            <text:p>1519.9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542.48" calcext:value-type="float">
            <text:p>1542.48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565.04" calcext:value-type="float">
            <text:p>1565.04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587.6" calcext:value-type="float">
            <text:p>1587.6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610.16" calcext:value-type="float">
            <text:p>1610.16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653.84" calcext:value-type="float">
            <text:p>1653.84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675.68" calcext:value-type="float">
            <text:p>1675.68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697.52" calcext:value-type="float">
            <text:p>1697.5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719.36" calcext:value-type="float">
            <text:p>1719.36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741.2" calcext:value-type="float">
            <text:p>1741.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763.76" calcext:value-type="float">
            <text:p>1763.76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786.32" calcext:value-type="float">
            <text:p>1786.3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808.88" calcext:value-type="float">
            <text:p>1808.88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831.44" calcext:value-type="float">
            <text:p>1831.4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876.56" calcext:value-type="float">
            <text:p>1876.56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899.12" calcext:value-type="float">
            <text:p>1899.1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921.68" calcext:value-type="float">
            <text:p>1921.68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944.24" calcext:value-type="float">
            <text:p>1944.24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966.8" calcext:value-type="float">
            <text:p>1966.8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011.92" calcext:value-type="float">
            <text:p>2011.9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034.48" calcext:value-type="float">
            <text:p>2034.48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079.6" calcext:value-type="float">
            <text:p>2079.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102.16" calcext:value-type="float">
            <text:p>2102.16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124.72" calcext:value-type="float">
            <text:p>2124.7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147.28" calcext:value-type="float">
            <text:p>2147.2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169.84" calcext:value-type="float">
            <text:p>2169.84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2192.4" calcext:value-type="float">
            <text:p>2192.4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2214.96" calcext:value-type="float">
            <text:p>2214.96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2237.52" calcext:value-type="float">
            <text:p>2237.5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2260.08" calcext:value-type="float">
            <text:p>2260.08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2282.64" calcext:value-type="float">
            <text:p>2282.64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2327.76" calcext:value-type="float">
            <text:p>2327.76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2350.32" calcext:value-type="float">
            <text:p>2350.3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2372.88" calcext:value-type="float">
            <text:p>2372.88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2395.44" calcext:value-type="float">
            <text:p>2395.44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2440.56" calcext:value-type="float">
            <text:p>2440.56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2463.12" calcext:value-type="float">
            <text:p>2463.12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2485.68" calcext:value-type="float">
            <text:p>2485.68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2508.24" calcext:value-type="float">
            <text:p>2508.2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530.8" calcext:value-type="float">
            <text:p>253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2553.36" calcext:value-type="float">
            <text:p>2553.36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2575.92" calcext:value-type="float">
            <text:p>2575.92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2598.48" calcext:value-type="float">
            <text:p>2598.48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2620.32" calcext:value-type="float">
            <text:p>2620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642.16" calcext:value-type="float">
            <text:p>2642.1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2686.56" calcext:value-type="float">
            <text:p>2686.5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2709.12" calcext:value-type="float">
            <text:p>2709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2731.68" calcext:value-type="float">
            <text:p>2731.68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2754.24" calcext:value-type="float">
            <text:p>2754.24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2799.36" calcext:value-type="float">
            <text:p>2799.36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2821.92" calcext:value-type="float">
            <text:p>2821.92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844.48" calcext:value-type="float">
            <text:p>2844.48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867.04" calcext:value-type="float">
            <text:p>2867.04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889.6" calcext:value-type="float">
            <text:p>2889.6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912.16" calcext:value-type="float">
            <text:p>2912.16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934.72" calcext:value-type="float">
            <text:p>2934.72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957.28" calcext:value-type="float">
            <text:p>2957.28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979.84" calcext:value-type="float">
            <text:p>2979.84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3002.4" calcext:value-type="float">
            <text:p>3002.4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3024.96" calcext:value-type="float">
            <text:p>3024.96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3047.52" calcext:value-type="float">
            <text:p>3047.5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3070.08" calcext:value-type="float">
            <text:p>3070.08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3092.64" calcext:value-type="float">
            <text:p>3092.64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3115.2" calcext:value-type="float">
            <text:p>3115.2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137.76" calcext:value-type="float">
            <text:p>3137.76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160.32" calcext:value-type="float">
            <text:p>3160.32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182.88" calcext:value-type="float">
            <text:p>3182.88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205.44" calcext:value-type="float">
            <text:p>3205.4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250.56" calcext:value-type="float">
            <text:p>3250.56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273.12" calcext:value-type="float">
            <text:p>3273.12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295.68" calcext:value-type="float">
            <text:p>3295.68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318.24" calcext:value-type="float">
            <text:p>3318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340.8" calcext:value-type="float">
            <text:p>3340.8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363.36" calcext:value-type="float">
            <text:p>3363.36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385.92" calcext:value-type="float">
            <text:p>3385.92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408.48" calcext:value-type="float">
            <text:p>3408.48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431.04" calcext:value-type="float">
            <text:p>3431.0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453.6" calcext:value-type="float">
            <text:p>3453.6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476.16" calcext:value-type="float">
            <text:p>3476.16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498.72" calcext:value-type="float">
            <text:p>3498.72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521.27999999999" calcext:value-type="float">
            <text:p>3521.27999999999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543.83999999999" calcext:value-type="float">
            <text:p>3543.83999999999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566.39999999999" calcext:value-type="float">
            <text:p>3566.39999999999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588.95999999999" calcext:value-type="float">
            <text:p>3588.95999999999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611.51999999999" calcext:value-type="float">
            <text:p>3611.51999999999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634.07999999999" calcext:value-type="float">
            <text:p>3634.07999999999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634.79999999999" calcext:value-type="float">
            <text:p>3634.79999999999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635.51999999999" calcext:value-type="float">
            <text:p>3635.51999999999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636.23999999999" calcext:value-type="float">
            <text:p>3636.23999999999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658.79999999999" calcext:value-type="float">
            <text:p>3658.79999999999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681.35999999999" calcext:value-type="float">
            <text:p>3681.35999999999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703.91999999999" calcext:value-type="float">
            <text:p>3703.91999999999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726.47999999999" calcext:value-type="float">
            <text:p>3726.47999999999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749.03999999999" calcext:value-type="float">
            <text:p>3749.03999999999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771.59999999999" calcext:value-type="float">
            <text:p>3771.59999999999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794.15999999999" calcext:value-type="float">
            <text:p>3794.15999999999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816.71999999999" calcext:value-type="float">
            <text:p>3816.71999999999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839.27999999999" calcext:value-type="float">
            <text:p>3839.27999999999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861.83999999999" calcext:value-type="float">
            <text:p>3861.83999999999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884.39999999999" calcext:value-type="float">
            <text:p>3884.39999999999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906.95999999999" calcext:value-type="float">
            <text:p>3906.95999999999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929.51999999999" calcext:value-type="float">
            <text:p>3929.51999999999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952.07999999999" calcext:value-type="float">
            <text:p>3952.07999999999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974.63999999999" calcext:value-type="float">
            <text:p>3974.63999999999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997.19999999999" calcext:value-type="float">
            <text:p>3997.19999999999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4019.75999999999" calcext:value-type="float">
            <text:p>4019.75999999999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4042.31999999999" calcext:value-type="float">
            <text:p>4042.31999999999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4064.87999999999" calcext:value-type="float">
            <text:p>4064.87999999999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4087.43999999999" calcext:value-type="float">
            <text:p>4087.43999999999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4109.99999999999" calcext:value-type="float">
            <text:p>4109.99999999999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4132.55999999999" calcext:value-type="float">
            <text:p>4132.55999999999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4133.27999999999" calcext:value-type="float">
            <text:p>4133.27999999999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4133.99999999999" calcext:value-type="float">
            <text:p>4133.99999999999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4134.71999999999" calcext:value-type="float">
            <text:p>4134.71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4135.43999999999" calcext:value-type="float">
            <text:p>4135.43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4136.15999999999" calcext:value-type="float">
            <text:p>4136.15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4136.88" calcext:value-type="float">
            <text:p>4136.88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4159.44" calcext:value-type="float">
            <text:p>4159.44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4204.56" calcext:value-type="float">
            <text:p>4204.56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4227.12" calcext:value-type="float">
            <text:p>4227.12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4249.68" calcext:value-type="float">
            <text:p>4249.68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4272.24" calcext:value-type="float">
            <text:p>4272.24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4294.8" calcext:value-type="float">
            <text:p>4294.8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4317.36" calcext:value-type="float">
            <text:p>4317.36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4339.92" calcext:value-type="float">
            <text:p>4339.92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4362.48" calcext:value-type="float">
            <text:p>4362.48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4385.04" calcext:value-type="float">
            <text:p>4385.04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4407.6" calcext:value-type="float">
            <text:p>4407.6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4430.16" calcext:value-type="float">
            <text:p>4430.16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4452.72" calcext:value-type="float">
            <text:p>4452.72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4475.28" calcext:value-type="float">
            <text:p>4475.28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4497.84" calcext:value-type="float">
            <text:p>4497.84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4520.4" calcext:value-type="float">
            <text:p>4520.4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4542.96" calcext:value-type="float">
            <text:p>4542.96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4565.52" calcext:value-type="float">
            <text:p>4565.52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4588.08" calcext:value-type="float">
            <text:p>4588.08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4610.64" calcext:value-type="float">
            <text:p>4610.64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4633.2" calcext:value-type="float">
            <text:p>4633.2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4655.76" calcext:value-type="float">
            <text:p>4655.76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4678.32" calcext:value-type="float">
            <text:p>4678.32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4700.88000000001" calcext:value-type="float">
            <text:p>4700.88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4723.44000000001" calcext:value-type="float">
            <text:p>4723.4400000000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4746.00000000001" calcext:value-type="float">
            <text:p>4746.0000000000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4768.56000000001" calcext:value-type="float">
            <text:p>4768.5600000000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4791.12000000001" calcext:value-type="float">
            <text:p>4791.1200000000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4813.68000000001" calcext:value-type="float">
            <text:p>4813.6800000000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4836.24000000001" calcext:value-type="float">
            <text:p>4836.2400000000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4858.80000000001" calcext:value-type="float">
            <text:p>4858.8000000000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4881.36000000001" calcext:value-type="float">
            <text:p>4881.3600000000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4903.92000000001" calcext:value-type="float">
            <text:p>4903.9200000000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4926.48000000001" calcext:value-type="float">
            <text:p>4926.4800000000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4949.04000000001" calcext:value-type="float">
            <text:p>4949.0400000000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4971.60000000001" calcext:value-type="float">
            <text:p>4971.6000000000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4994.16000000001" calcext:value-type="float">
            <text:p>4994.1600000000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5016.72000000001" calcext:value-type="float">
            <text:p>5016.7200000000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5039.28000000001" calcext:value-type="float">
            <text:p>5039.2800000000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5061.84000000001" calcext:value-type="float">
            <text:p>5061.8400000000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5084.40000000001" calcext:value-type="float">
            <text:p>5084.4000000000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5106.96000000001" calcext:value-type="float">
            <text:p>5106.9600000000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5129.52000000001" calcext:value-type="float">
            <text:p>5129.5200000000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5152.08000000001" calcext:value-type="float">
            <text:p>5152.0800000000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5174.64000000001" calcext:value-type="float">
            <text:p>5174.6400000000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5197.20000000001" calcext:value-type="float">
            <text:p>5197.2000000000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5219.76000000001" calcext:value-type="float">
            <text:p>5219.7600000000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5242.32000000001" calcext:value-type="float">
            <text:p>5242.3200000000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5264.88000000002" calcext:value-type="float">
            <text:p>5264.88000000002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5287.44000000002" calcext:value-type="float">
            <text:p>5287.4400000000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5310.00000000002" calcext:value-type="float">
            <text:p>5310.0000000000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5332.56000000002" calcext:value-type="float">
            <text:p>5332.56000000002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5355.12000000002" calcext:value-type="float">
            <text:p>5355.12000000002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5377.68000000002" calcext:value-type="float">
            <text:p>5377.68000000002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5400.24000000002" calcext:value-type="float">
            <text:p>5400.2400000000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5422.80000000002" calcext:value-type="float">
            <text:p>5422.80000000002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5445.36000000002" calcext:value-type="float">
            <text:p>5445.36000000002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5467.92000000002" calcext:value-type="float">
            <text:p>5467.92000000002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5490.48000000002" calcext:value-type="float">
            <text:p>5490.48000000002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5513.04000000002" calcext:value-type="float">
            <text:p>5513.04000000002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5535.60000000002" calcext:value-type="float">
            <text:p>5535.60000000002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5558.16000000002" calcext:value-type="float">
            <text:p>5558.1600000000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5580.72000000002" calcext:value-type="float">
            <text:p>5580.72000000002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5603.28000000002" calcext:value-type="float">
            <text:p>5603.28000000002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5625.84000000002" calcext:value-type="float">
            <text:p>5625.84000000002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5648.40000000002" calcext:value-type="float">
            <text:p>5648.40000000002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5670.96000000002" calcext:value-type="float">
            <text:p>5670.9600000000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5693.52000000002" calcext:value-type="float">
            <text:p>5693.5200000000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5716.08000000002" calcext:value-type="float">
            <text:p>5716.0800000000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5738.64000000002" calcext:value-type="float">
            <text:p>5738.64000000002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5761.20000000002" calcext:value-type="float">
            <text:p>5761.20000000002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5783.76000000002" calcext:value-type="float">
            <text:p>5783.76000000002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5806.32000000002" calcext:value-type="float">
            <text:p>5806.32000000002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5828.88000000003" calcext:value-type="float">
            <text:p>5828.88000000003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5851.44000000003" calcext:value-type="float">
            <text:p>5851.44000000003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5874.00000000003" calcext:value-type="float">
            <text:p>5874.00000000003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5896.56000000003" calcext:value-type="float">
            <text:p>5896.56000000003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5919.12000000003" calcext:value-type="float">
            <text:p>5919.12000000003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5941.68000000003" calcext:value-type="float">
            <text:p>5941.68000000003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5964.24000000003" calcext:value-type="float">
            <text:p>5964.24000000003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5987.52000000003" calcext:value-type="float">
            <text:p>5987.52000000003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10.80000000003" calcext:value-type="float">
            <text:p>6010.80000000003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34.08000000003" calcext:value-type="float">
            <text:p>6034.08000000003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57.36000000003" calcext:value-type="float">
            <text:p>6057.36000000003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80.64000000003" calcext:value-type="float">
            <text:p>6080.64000000003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103.92000000003" calcext:value-type="float">
            <text:p>6103.92000000003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127.20000000003" calcext:value-type="float">
            <text:p>6127.20000000003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150.48000000003" calcext:value-type="float">
            <text:p>6150.48000000003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173.76000000003" calcext:value-type="float">
            <text:p>6173.76000000003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197.04000000003" calcext:value-type="float">
            <text:p>6197.04000000003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220.32000000003" calcext:value-type="float">
            <text:p>6220.32000000003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221.76000000004" calcext:value-type="float">
            <text:p>6221.76000000004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223.20000000004" calcext:value-type="float">
            <text:p>6223.20000000004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224.64000000004" calcext:value-type="float">
            <text:p>6224.64000000004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226.08000000004" calcext:value-type="float">
            <text:p>6226.08000000004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227.52000000004" calcext:value-type="float">
            <text:p>6227.52000000004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228.96000000004" calcext:value-type="float">
            <text:p>6228.96000000004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230.40000000004" calcext:value-type="float">
            <text:p>6230.40000000004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231.84000000004" calcext:value-type="float">
            <text:p>6231.84000000004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233.28000000004" calcext:value-type="float">
            <text:p>6233.28000000004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234.72000000004" calcext:value-type="float">
            <text:p>6234.72000000004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236.16000000004" calcext:value-type="float">
            <text:p>6236.16000000004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237.60000000004" calcext:value-type="float">
            <text:p>6237.60000000004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239.04000000004" calcext:value-type="float">
            <text:p>6239.04000000004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240.48000000004" calcext:value-type="float">
            <text:p>6240.48000000004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241.92000000004" calcext:value-type="float">
            <text:p>6241.92000000004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242.64000000004" calcext:value-type="float">
            <text:p>6242.64000000004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243.36000000004" calcext:value-type="float">
            <text:p>6243.36000000004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244.08000000004" calcext:value-type="float">
            <text:p>6244.08000000004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244.80000000004" calcext:value-type="float">
            <text:p>6244.80000000004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245.52000000004" calcext:value-type="float">
            <text:p>6245.52000000004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246.24000000004" calcext:value-type="float">
            <text:p>6246.24000000004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246.96000000004" calcext:value-type="float">
            <text:p>6246.96000000004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247.68000000004" calcext:value-type="float">
            <text:p>6247.68000000004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248.40000000004" calcext:value-type="float">
            <text:p>6248.40000000004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249.12000000004" calcext:value-type="float">
            <text:p>6249.12000000004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249.84000000005" calcext:value-type="float">
            <text:p>6249.84000000005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272.40000000005" calcext:value-type="float">
            <text:p>6272.40000000005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294.96000000005" calcext:value-type="float">
            <text:p>6294.96000000005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317.52000000005" calcext:value-type="float">
            <text:p>6317.52000000005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340.08000000005" calcext:value-type="float">
            <text:p>6340.08000000005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362.64000000005" calcext:value-type="float">
            <text:p>6362.64000000005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6385.20000000005" calcext:value-type="float">
            <text:p>6385.20000000005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6407.76000000005" calcext:value-type="float">
            <text:p>6407.76000000005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6430.32000000005" calcext:value-type="float">
            <text:p>6430.32000000005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6452.88000000005" calcext:value-type="float">
            <text:p>6452.88000000005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6475.44000000005" calcext:value-type="float">
            <text:p>6475.44000000005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6498.00000000005" calcext:value-type="float">
            <text:p>6498.00000000005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6520.56000000005" calcext:value-type="float">
            <text:p>6520.56000000005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6543.12000000005" calcext:value-type="float">
            <text:p>6543.12000000005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6543.84000000005" calcext:value-type="float">
            <text:p>6543.84000000005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566.40000000005" calcext:value-type="float">
            <text:p>6566.40000000005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588.96000000005" calcext:value-type="float">
            <text:p>6588.96000000005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589.68000000005" calcext:value-type="float">
            <text:p>6589.68000000005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612.24000000005" calcext:value-type="float">
            <text:p>6612.24000000005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634.80000000005" calcext:value-type="float">
            <text:p>6634.80000000005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657.36000000005" calcext:value-type="float">
            <text:p>6657.36000000005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679.92000000005" calcext:value-type="float">
            <text:p>6679.92000000005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702.48000000005" calcext:value-type="float">
            <text:p>6702.48000000005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725.04000000005" calcext:value-type="float">
            <text:p>6725.04000000005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747.60000000005" calcext:value-type="float">
            <text:p>6747.60000000005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770.16000000005" calcext:value-type="float">
            <text:p>6770.16000000005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792.72000000006" calcext:value-type="float">
            <text:p>6792.72000000006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815.28000000006" calcext:value-type="float">
            <text:p>6815.28000000006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837.84000000006" calcext:value-type="float">
            <text:p>6837.8400000000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860.40000000006" calcext:value-type="float">
            <text:p>6860.4000000000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882.24000000006" calcext:value-type="float">
            <text:p>6882.2400000000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904.08000000006" calcext:value-type="float">
            <text:p>6904.0800000000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904.80000000006" calcext:value-type="float">
            <text:p>6904.8000000000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6927.36000000006" calcext:value-type="float">
            <text:p>6927.3600000000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6949.92000000006" calcext:value-type="float">
            <text:p>6949.9200000000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6972.48000000006" calcext:value-type="float">
            <text:p>6972.4800000000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6995.04000000006" calcext:value-type="float">
            <text:p>6995.0400000000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7017.60000000006" calcext:value-type="float">
            <text:p>7017.6000000000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7040.16000000006" calcext:value-type="float">
            <text:p>7040.1600000000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7062.72000000006" calcext:value-type="float">
            <text:p>7062.7200000000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7085.28000000006" calcext:value-type="float">
            <text:p>7085.2800000000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7107.84000000006" calcext:value-type="float">
            <text:p>7107.8400000000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7130.40000000006" calcext:value-type="float">
            <text:p>7130.4000000000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7131.12000000006" calcext:value-type="float">
            <text:p>7131.1200000000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7131.84000000006" calcext:value-type="float">
            <text:p>7131.8400000000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7132.56000000006" calcext:value-type="float">
            <text:p>7132.5600000000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7133.28000000006" calcext:value-type="float">
            <text:p>7133.28000000006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7155.84000000006" calcext:value-type="float">
            <text:p>7155.84000000006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7178.40000000006" calcext:value-type="float">
            <text:p>7178.40000000006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7200.96000000006" calcext:value-type="float">
            <text:p>7200.96000000006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7223.52000000006" calcext:value-type="float">
            <text:p>7223.52000000006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7246.08000000006" calcext:value-type="float">
            <text:p>7246.08000000006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7268.64000000006" calcext:value-type="float">
            <text:p>7268.64000000006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7291.20000000006" calcext:value-type="float">
            <text:p>7291.20000000006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7313.76000000007" calcext:value-type="float">
            <text:p>7313.76000000007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7336.32000000007" calcext:value-type="float">
            <text:p>7336.32000000007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7358.88000000007" calcext:value-type="float">
            <text:p>7358.88000000007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7359.60000000007" calcext:value-type="float">
            <text:p>7359.60000000007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7360.32000000007" calcext:value-type="float">
            <text:p>7360.32000000007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7361.04000000007" calcext:value-type="float">
            <text:p>7361.04000000007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7361.76000000007" calcext:value-type="float">
            <text:p>7361.76000000007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7362.48000000007" calcext:value-type="float">
            <text:p>7362.48000000007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7363.20000000007" calcext:value-type="float">
            <text:p>7363.20000000007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7363.92000000007" calcext:value-type="float">
            <text:p>7363.92000000007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7364.64000000007" calcext:value-type="float">
            <text:p>7364.64000000007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7365.36000000007" calcext:value-type="float">
            <text:p>7365.36000000007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7366.08000000007" calcext:value-type="float">
            <text:p>7366.08000000007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7366.80000000007" calcext:value-type="float">
            <text:p>7366.80000000007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7367.52000000007" calcext:value-type="float">
            <text:p>7367.52000000007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7368.24000000007" calcext:value-type="float">
            <text:p>7368.24000000007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7368.96000000007" calcext:value-type="float">
            <text:p>7368.96000000007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7369.68000000007" calcext:value-type="float">
            <text:p>7369.68000000007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7370.40000000007" calcext:value-type="float">
            <text:p>7370.40000000007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7371.12000000007" calcext:value-type="float">
            <text:p>7371.12000000007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7371.84000000007" calcext:value-type="float">
            <text:p>7371.84000000007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7372.56000000007" calcext:value-type="float">
            <text:p>7372.56000000007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7373.28000000007" calcext:value-type="float">
            <text:p>7373.28000000007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7374.00000000007" calcext:value-type="float">
            <text:p>7374.00000000007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7374.72000000007" calcext:value-type="float">
            <text:p>7374.72000000007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7375.44000000007" calcext:value-type="float">
            <text:p>7375.44000000007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7376.16000000007" calcext:value-type="float">
            <text:p>7376.16000000007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7376.88000000007" calcext:value-type="float">
            <text:p>7376.88000000007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7377.60000000007" calcext:value-type="float">
            <text:p>7377.60000000007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7378.32000000007" calcext:value-type="float">
            <text:p>7378.32000000007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7379.04000000007" calcext:value-type="float">
            <text:p>7379.04000000007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7379.76000000007" calcext:value-type="float">
            <text:p>7379.76000000007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7380.48000000007" calcext:value-type="float">
            <text:p>7380.48000000007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7381.20000000007" calcext:value-type="float">
            <text:p>7381.20000000007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7381.92000000007" calcext:value-type="float">
            <text:p>7381.92000000007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7382.64000000007" calcext:value-type="float">
            <text:p>7382.64000000007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7383.36000000007" calcext:value-type="float">
            <text:p>7383.36000000007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7384.08000000007" calcext:value-type="float">
            <text:p>7384.08000000007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7384.80000000008" calcext:value-type="float">
            <text:p>7384.8000000000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7385.52000000008" calcext:value-type="float">
            <text:p>7385.52000000008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7386.24000000008" calcext:value-type="float">
            <text:p>7386.24000000008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7408.80000000008" calcext:value-type="float">
            <text:p>7408.8000000000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7431.36000000008" calcext:value-type="float">
            <text:p>7431.36000000008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7432.08000000008" calcext:value-type="float">
            <text:p>7432.08000000008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7432.80000000008" calcext:value-type="float">
            <text:p>7432.80000000008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7433.52000000008" calcext:value-type="float">
            <text:p>7433.52000000008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7434.24000000008" calcext:value-type="float">
            <text:p>7434.24000000008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7434.96000000008" calcext:value-type="float">
            <text:p>7434.96000000008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7435.68000000008" calcext:value-type="float">
            <text:p>7435.68000000008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7436.40000000008" calcext:value-type="float">
            <text:p>7436.40000000008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7437.12000000008" calcext:value-type="float">
            <text:p>7437.12000000008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7437.84000000008" calcext:value-type="float">
            <text:p>7437.84000000008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7438.56000000008" calcext:value-type="float">
            <text:p>7438.56000000008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7439.28000000008" calcext:value-type="float">
            <text:p>7439.28000000008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7440.00000000008" calcext:value-type="float">
            <text:p>7440.00000000008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7440.72000000008" calcext:value-type="float">
            <text:p>7440.72000000008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7441.44000000008" calcext:value-type="float">
            <text:p>7441.44000000008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7442.16000000008" calcext:value-type="float">
            <text:p>7442.16000000008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7442.88000000008" calcext:value-type="float">
            <text:p>7442.88000000008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7443.60000000008" calcext:value-type="float">
            <text:p>7443.60000000008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7444.32000000008" calcext:value-type="float">
            <text:p>7444.32000000008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7445.04000000008" calcext:value-type="float">
            <text:p>7445.04000000008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7445.76000000008" calcext:value-type="float">
            <text:p>7445.76000000008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7446.48000000008" calcext:value-type="float">
            <text:p>7446.48000000008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7447.20000000008" calcext:value-type="float">
            <text:p>7447.20000000008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7447.92000000008" calcext:value-type="float">
            <text:p>7447.92000000008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7448.64000000008" calcext:value-type="float">
            <text:p>7448.64000000008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7449.36000000008" calcext:value-type="float">
            <text:p>7449.36000000008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7450.08000000008" calcext:value-type="float">
            <text:p>7450.08000000008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7450.80000000008" calcext:value-type="float">
            <text:p>7450.80000000008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7451.52000000008" calcext:value-type="float">
            <text:p>7451.52000000008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7474.08000000008" calcext:value-type="float">
            <text:p>7474.08000000008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7496.64000000008" calcext:value-type="float">
            <text:p>7496.64000000008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7519.20000000008" calcext:value-type="float">
            <text:p>7519.20000000008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7541.76000000009" calcext:value-type="float">
            <text:p>7541.7600000000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7564.32000000009" calcext:value-type="float">
            <text:p>7564.3200000000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7586.88000000009" calcext:value-type="float">
            <text:p>7586.8800000000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7609.44000000009" calcext:value-type="float">
            <text:p>7609.4400000000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7632.00000000009" calcext:value-type="float">
            <text:p>7632.0000000000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7654.56000000009" calcext:value-type="float">
            <text:p>7654.5600000000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7655.28000000009" calcext:value-type="float">
            <text:p>7655.2800000000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7656.00000000009" calcext:value-type="float">
            <text:p>7656.0000000000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7656.72000000009" calcext:value-type="float">
            <text:p>7656.7200000000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7657.44000000009" calcext:value-type="float">
            <text:p>7657.4400000000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7658.16000000009" calcext:value-type="float">
            <text:p>7658.1600000000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7680.72000000009" calcext:value-type="float">
            <text:p>7680.7200000000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7703.28000000009" calcext:value-type="float">
            <text:p>7703.2800000000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7725.84000000009" calcext:value-type="float">
            <text:p>7725.8400000000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7748.40000000009" calcext:value-type="float">
            <text:p>7748.40000000009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7770.96000000009" calcext:value-type="float">
            <text:p>7770.96000000009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7793.52000000009" calcext:value-type="float">
            <text:p>7793.52000000009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7816.08000000009" calcext:value-type="float">
            <text:p>7816.08000000009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7838.64000000009" calcext:value-type="float">
            <text:p>7838.64000000009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7861.20000000009" calcext:value-type="float">
            <text:p>7861.20000000009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7861.92000000009" calcext:value-type="float">
            <text:p>7861.92000000009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7862.64000000009" calcext:value-type="float">
            <text:p>7862.64000000009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7863.36000000009" calcext:value-type="float">
            <text:p>7863.36000000009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7864.08000000009" calcext:value-type="float">
            <text:p>7864.08000000009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7864.80000000009" calcext:value-type="float">
            <text:p>7864.80000000009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7887.36000000009" calcext:value-type="float">
            <text:p>7887.36000000009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7909.92000000009" calcext:value-type="float">
            <text:p>7909.92000000009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7932.48000000009" calcext:value-type="float">
            <text:p>7932.48000000009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7955.0400000001" calcext:value-type="float">
            <text:p>7955.040000000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7977.6000000001" calcext:value-type="float">
            <text:p>7977.600000000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8000.1600000001" calcext:value-type="float">
            <text:p>8000.160000000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8022.7200000001" calcext:value-type="float">
            <text:p>8022.720000000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8045.2800000001" calcext:value-type="float">
            <text:p>8045.280000000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8067.8400000001" calcext:value-type="float">
            <text:p>8067.840000000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8090.4000000001" calcext:value-type="float">
            <text:p>8090.400000000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8112.9600000001" calcext:value-type="float">
            <text:p>8112.960000000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8135.5200000001" calcext:value-type="float">
            <text:p>8135.520000000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8158.0800000001" calcext:value-type="float">
            <text:p>8158.080000000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8180.6400000001" calcext:value-type="float">
            <text:p>8180.640000000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8203.2000000001" calcext:value-type="float">
            <text:p>8203.200000000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8225.7600000001" calcext:value-type="float">
            <text:p>8225.760000000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8248.3200000001" calcext:value-type="float">
            <text:p>8248.320000000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8270.8800000001" calcext:value-type="float">
            <text:p>8270.880000000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8293.4400000001" calcext:value-type="float">
            <text:p>8293.440000000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8316.0000000001" calcext:value-type="float">
            <text:p>8316.000000000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8338.5600000001" calcext:value-type="float">
            <text:p>8338.560000000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8361.1200000001" calcext:value-type="float">
            <text:p>8361.120000000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8361.8400000001" calcext:value-type="float">
            <text:p>8361.8400000001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8362.56000000009" calcext:value-type="float">
            <text:p>8362.56000000009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8363.28000000009" calcext:value-type="float">
            <text:p>8363.28000000009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8364.00000000009" calcext:value-type="float">
            <text:p>8364.00000000009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8364.72000000009" calcext:value-type="float">
            <text:p>8364.72000000009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8365.44000000009" calcext:value-type="float">
            <text:p>8365.44000000009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8366.16000000009" calcext:value-type="float">
            <text:p>8366.16000000009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8366.88000000009" calcext:value-type="float">
            <text:p>8366.88000000009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8367.60000000009" calcext:value-type="float">
            <text:p>8367.60000000009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8368.32000000009" calcext:value-type="float">
            <text:p>8368.32000000009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8390.88000000009" calcext:value-type="float">
            <text:p>8390.88000000009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8413.44000000009" calcext:value-type="float">
            <text:p>8413.44000000009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8414.16000000009" calcext:value-type="float">
            <text:p>8414.16000000009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8414.88000000009" calcext:value-type="float">
            <text:p>8414.88000000009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8415.60000000009" calcext:value-type="float">
            <text:p>8415.60000000009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8416.32000000009" calcext:value-type="float">
            <text:p>8416.32000000009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8417.04000000009" calcext:value-type="float">
            <text:p>8417.04000000009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8417.76000000008" calcext:value-type="float">
            <text:p>8417.76000000008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8418.48000000008" calcext:value-type="float">
            <text:p>8418.48000000008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8419.20000000008" calcext:value-type="float">
            <text:p>8419.20000000008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8419.92000000008" calcext:value-type="float">
            <text:p>8419.92000000008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8442.48000000008" calcext:value-type="float">
            <text:p>8442.48000000008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8443.20000000008" calcext:value-type="float">
            <text:p>8443.20000000008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8443.92000000008" calcext:value-type="float">
            <text:p>8443.92000000008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8444.64000000008" calcext:value-type="float">
            <text:p>8444.64000000008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8445.36000000008" calcext:value-type="float">
            <text:p>8445.36000000008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8467.92000000008" calcext:value-type="float">
            <text:p>8467.92000000008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8490.48000000008" calcext:value-type="float">
            <text:p>8490.48000000008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8513.04000000008" calcext:value-type="float">
            <text:p>8513.04000000008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8535.60000000008" calcext:value-type="float">
            <text:p>8535.60000000008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8558.16000000008" calcext:value-type="float">
            <text:p>8558.16000000008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8580.72000000008" calcext:value-type="float">
            <text:p>8580.72000000008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8603.28000000008" calcext:value-type="float">
            <text:p>8603.28000000008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8625.84000000008" calcext:value-type="float">
            <text:p>8625.84000000008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8648.40000000007" calcext:value-type="float">
            <text:p>8648.40000000007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8670.96000000007" calcext:value-type="float">
            <text:p>8670.96000000007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8671.68000000007" calcext:value-type="float">
            <text:p>8671.68000000007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8672.40000000007" calcext:value-type="float">
            <text:p>8672.40000000007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8673.12000000007" calcext:value-type="float">
            <text:p>8673.12000000007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8673.84000000007" calcext:value-type="float">
            <text:p>8673.84000000007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8696.40000000007" calcext:value-type="float">
            <text:p>8696.40000000007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8718.96000000007" calcext:value-type="float">
            <text:p>8718.96000000007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8741.52000000007" calcext:value-type="float">
            <text:p>8741.52000000007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8764.08000000007" calcext:value-type="float">
            <text:p>8764.08000000007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8786.64000000007" calcext:value-type="float">
            <text:p>8786.64000000007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8809.20000000007" calcext:value-type="float">
            <text:p>8809.20000000007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8831.76000000007" calcext:value-type="float">
            <text:p>8831.76000000007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8854.32000000007" calcext:value-type="float">
            <text:p>8854.32000000007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8877.60000000007" calcext:value-type="float">
            <text:p>8877.60000000007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8900.88000000007" calcext:value-type="float">
            <text:p>8900.88000000007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8924.16000000006" calcext:value-type="float">
            <text:p>8924.16000000006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8947.44000000006" calcext:value-type="float">
            <text:p>8947.44000000006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8970.72000000006" calcext:value-type="float">
            <text:p>8970.72000000006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8972.16000000006" calcext:value-type="float">
            <text:p>8972.16000000006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8995.44000000006" calcext:value-type="float">
            <text:p>8995.44000000006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018.72000000006" calcext:value-type="float">
            <text:p>9018.72000000006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042.00000000006" calcext:value-type="float">
            <text:p>9042.00000000006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065.28000000006" calcext:value-type="float">
            <text:p>9065.28000000006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088.56000000005" calcext:value-type="float">
            <text:p>9088.56000000005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111.84000000005" calcext:value-type="float">
            <text:p>9111.84000000005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135.12000000005" calcext:value-type="float">
            <text:p>9135.12000000005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158.40000000005" calcext:value-type="float">
            <text:p>9158.40000000005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181.68000000005" calcext:value-type="float">
            <text:p>9181.68000000005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204.96000000005" calcext:value-type="float">
            <text:p>9204.96000000005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228.24000000005" calcext:value-type="float">
            <text:p>9228.24000000005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251.52000000005" calcext:value-type="float">
            <text:p>9251.52000000005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274.80000000005" calcext:value-type="float">
            <text:p>9274.80000000005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298.08000000004" calcext:value-type="float">
            <text:p>9298.08000000004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321.36000000004" calcext:value-type="float">
            <text:p>9321.36000000004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344.64000000004" calcext:value-type="float">
            <text:p>9344.64000000004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367.92000000004" calcext:value-type="float">
            <text:p>9367.92000000004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391.20000000004" calcext:value-type="float">
            <text:p>9391.20000000004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14.48000000004" calcext:value-type="float">
            <text:p>9414.48000000004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437.76000000004" calcext:value-type="float">
            <text:p>9437.76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461.04000000004" calcext:value-type="float">
            <text:p>9461.04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83.60000000004" calcext:value-type="float">
            <text:p>9483.60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506.16000000003" calcext:value-type="float">
            <text:p>9506.16000000003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528.72000000003" calcext:value-type="float">
            <text:p>9528.72000000003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551.28000000003" calcext:value-type="float">
            <text:p>9551.28000000003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573.84000000003" calcext:value-type="float">
            <text:p>9573.84000000003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596.40000000003" calcext:value-type="float">
            <text:p>9596.40000000003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618.96000000003" calcext:value-type="float">
            <text:p>9618.96000000003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9619.68000000003" calcext:value-type="float">
            <text:p>9619.68000000003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620.40000000003" calcext:value-type="float">
            <text:p>9620.40000000003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621.12000000003" calcext:value-type="float">
            <text:p>9621.12000000003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621.84000000003" calcext:value-type="float">
            <text:p>9621.84000000003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622.56000000003" calcext:value-type="float">
            <text:p>9622.56000000003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623.28000000003" calcext:value-type="float">
            <text:p>9623.28000000003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624.00000000003" calcext:value-type="float">
            <text:p>9624.00000000003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646.56000000003" calcext:value-type="float">
            <text:p>9646.56000000003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669.12000000003" calcext:value-type="float">
            <text:p>9669.12000000003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691.68000000003" calcext:value-type="float">
            <text:p>9691.68000000003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692.40000000003" calcext:value-type="float">
            <text:p>9692.40000000003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693.12000000002" calcext:value-type="float">
            <text:p>9693.12000000002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693.84000000002" calcext:value-type="float">
            <text:p>9693.84000000002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694.56000000002" calcext:value-type="float">
            <text:p>9694.56000000002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695.28000000002" calcext:value-type="float">
            <text:p>9695.28000000002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696.00000000002" calcext:value-type="float">
            <text:p>9696.00000000002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696.72000000002" calcext:value-type="float">
            <text:p>9696.72000000002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697.44000000002" calcext:value-type="float">
            <text:p>9697.44000000002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698.16000000002" calcext:value-type="float">
            <text:p>9698.16000000002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698.88000000002" calcext:value-type="float">
            <text:p>9698.88000000002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699.60000000002" calcext:value-type="float">
            <text:p>9699.60000000002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700.32000000002" calcext:value-type="float">
            <text:p>9700.32000000002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701.04000000002" calcext:value-type="float">
            <text:p>9701.04000000002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701.76000000002" calcext:value-type="float">
            <text:p>9701.76000000002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702.48000000002" calcext:value-type="float">
            <text:p>9702.48000000002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703.20000000002" calcext:value-type="float">
            <text:p>9703.20000000002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703.92000000002" calcext:value-type="float">
            <text:p>9703.92000000002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704.64000000001" calcext:value-type="float">
            <text:p>9704.6400000000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705.36000000001" calcext:value-type="float">
            <text:p>9705.3600000000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706.08000000001" calcext:value-type="float">
            <text:p>9706.0800000000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706.80000000001" calcext:value-type="float">
            <text:p>9706.80000000001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707.52000000001" calcext:value-type="float">
            <text:p>9707.52000000001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708.24000000001" calcext:value-type="float">
            <text:p>9708.24000000001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708.96000000001" calcext:value-type="float">
            <text:p>9708.96000000001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9.68000000001" calcext:value-type="float">
            <text:p>9709.6800000000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10.40000000001" calcext:value-type="float">
            <text:p>9710.4000000000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11.12000000001" calcext:value-type="float">
            <text:p>9711.1200000000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711.84000000001" calcext:value-type="float">
            <text:p>9711.8400000000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712.56000000001" calcext:value-type="float">
            <text:p>9712.5600000000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713.28000000001" calcext:value-type="float">
            <text:p>9713.2800000000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714.00000000001" calcext:value-type="float">
            <text:p>9714.0000000000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714.72000000001" calcext:value-type="float">
            <text:p>9714.72000000001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715.44" calcext:value-type="float">
            <text:p>9715.44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716.16" calcext:value-type="float">
            <text:p>9716.1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716.88" calcext:value-type="float">
            <text:p>9716.8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717.6" calcext:value-type="float">
            <text:p>9717.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740.16" calcext:value-type="float">
            <text:p>9740.1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762.72" calcext:value-type="float">
            <text:p>9762.72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785.28" calcext:value-type="float">
            <text:p>9785.2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807.84" calcext:value-type="float">
            <text:p>9807.84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830.4" calcext:value-type="float">
            <text:p>9830.4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831.12" calcext:value-type="float">
            <text:p>9831.12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831.84" calcext:value-type="float">
            <text:p>9831.84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832.56" calcext:value-type="float">
            <text:p>9832.5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833.28" calcext:value-type="float">
            <text:p>9833.28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834.72" calcext:value-type="float">
            <text:p>9834.72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835.44" calcext:value-type="float">
            <text:p>9835.44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836.15999999999" calcext:value-type="float">
            <text:p>9836.1599999999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858.71999999999" calcext:value-type="float">
            <text:p>9858.7199999999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881.27999999999" calcext:value-type="float">
            <text:p>9881.2799999999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903.83999999999" calcext:value-type="float">
            <text:p>9903.8399999999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926.39999999999" calcext:value-type="float">
            <text:p>9926.3999999999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9927.11999999999" calcext:value-type="float">
            <text:p>9927.1199999999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927.83999999999" calcext:value-type="float">
            <text:p>9927.83999999999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928.55999999999" calcext:value-type="float">
            <text:p>9928.55999999999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929.27999999999" calcext:value-type="float">
            <text:p>9929.27999999999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929.99999999999" calcext:value-type="float">
            <text:p>9929.99999999999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930.71999999999" calcext:value-type="float">
            <text:p>9930.71999999999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931.43999999999" calcext:value-type="float">
            <text:p>9931.43999999999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932.15999999999" calcext:value-type="float">
            <text:p>9932.15999999999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932.87999999999" calcext:value-type="float">
            <text:p>9932.87999999999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9933.59999999999" calcext:value-type="float">
            <text:p>9933.59999999999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9934.31999999999" calcext:value-type="float">
            <text:p>9934.31999999999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956.87999999999" calcext:value-type="float">
            <text:p>9956.87999999999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979.43999999998" calcext:value-type="float">
            <text:p>9979.439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9980.15999999998" calcext:value-type="float">
            <text:p>9980.159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9980.87999999998" calcext:value-type="float">
            <text:p>9980.879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9981.59999999998" calcext:value-type="float">
            <text:p>9981.59999999998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9982.31999999998" calcext:value-type="float">
            <text:p>9982.31999999998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9983.03999999998" calcext:value-type="float">
            <text:p>9983.03999999998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9983.75999999998" calcext:value-type="float">
            <text:p>9983.75999999998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9984.47999999998" calcext:value-type="float">
            <text:p>9984.47999999998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9985.19999999998" calcext:value-type="float">
            <text:p>9985.19999999998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9985.91999999998" calcext:value-type="float">
            <text:p>9985.91999999998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9986.63999999998" calcext:value-type="float">
            <text:p>9986.63999999998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9987.35999999998" calcext:value-type="float">
            <text:p>9987.35999999998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9988.07999999998" calcext:value-type="float">
            <text:p>9988.07999999998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9988.79999999998" calcext:value-type="float">
            <text:p>9988.79999999998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9989.51999999998" calcext:value-type="float">
            <text:p>9989.51999999998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9990.23999999997" calcext:value-type="float">
            <text:p>9990.2399999999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9990.95999999997" calcext:value-type="float">
            <text:p>9990.9599999999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9991.67999999997" calcext:value-type="float">
            <text:p>9991.6799999999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9992.39999999997" calcext:value-type="float">
            <text:p>9992.3999999999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993.11999999997" calcext:value-type="float">
            <text:p>9993.1199999999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993.83999999997" calcext:value-type="float">
            <text:p>9993.8399999999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994.55999999997" calcext:value-type="float">
            <text:p>9994.5599999999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995.27999999997" calcext:value-type="float">
            <text:p>9995.2799999999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995.99999999997" calcext:value-type="float">
            <text:p>9995.9999999999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996.71999999997" calcext:value-type="float">
            <text:p>9996.7199999999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997.43999999997" calcext:value-type="float">
            <text:p>9997.43999999997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9998.15999999997" calcext:value-type="float">
            <text:p>9998.15999999997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9998.87999999997" calcext:value-type="float">
            <text:p>9998.87999999997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9999.59999999997" calcext:value-type="float">
            <text:p>9999.59999999997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0000.32" calcext:value-type="float">
            <text:p>10000.3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0001.04" calcext:value-type="float">
            <text:p>10001.04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0023.6" calcext:value-type="float">
            <text:p>10023.6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0046.16" calcext:value-type="float">
            <text:p>10046.16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0047.6" calcext:value-type="float">
            <text:p>10047.6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0048.32" calcext:value-type="float">
            <text:p>10048.3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0049.04" calcext:value-type="float">
            <text:p>10049.04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0049.76" calcext:value-type="float">
            <text:p>10049.76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0050.48" calcext:value-type="float">
            <text:p>10050.4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0051.2" calcext:value-type="float">
            <text:p>10051.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0051.92" calcext:value-type="float">
            <text:p>10051.9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0053.36" calcext:value-type="float">
            <text:p>10053.36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0054.8" calcext:value-type="float">
            <text:p>10054.8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0056.24" calcext:value-type="float">
            <text:p>10056.24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0057.68" calcext:value-type="float">
            <text:p>10057.68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0059.12" calcext:value-type="float">
            <text:p>10059.1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0060.56" calcext:value-type="float">
            <text:p>10060.56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0061.9999999999" calcext:value-type="float">
            <text:p>10061.999999999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0063.4399999999" calcext:value-type="float">
            <text:p>10063.439999999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0064.8799999999" calcext:value-type="float">
            <text:p>10064.879999999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0066.3199999999" calcext:value-type="float">
            <text:p>10066.319999999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0067.7599999999" calcext:value-type="float">
            <text:p>10067.759999999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0069.1999999999" calcext:value-type="float">
            <text:p>10069.199999999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0070.6399999999" calcext:value-type="float">
            <text:p>10070.639999999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0072.0799999999" calcext:value-type="float">
            <text:p>10072.079999999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0073.5199999999" calcext:value-type="float">
            <text:p>10073.519999999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74.9599999999" calcext:value-type="float">
            <text:p>10074.959999999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76.3999999999" calcext:value-type="float">
            <text:p>10076.399999999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77.8399999999" calcext:value-type="float">
            <text:p>10077.8399999999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0079.2799999999" calcext:value-type="float">
            <text:p>10079.2799999999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0080.7199999999" calcext:value-type="float">
            <text:p>10080.7199999999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0082.1599999999" calcext:value-type="float">
            <text:p>10082.1599999999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0083.5999999999" calcext:value-type="float">
            <text:p>10083.5999999999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0085.0399999999" calcext:value-type="float">
            <text:p>10085.0399999999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0086.4799999999" calcext:value-type="float">
            <text:p>10086.4799999999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0087.1999999999" calcext:value-type="float">
            <text:p>10087.1999999999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0087.9199999999" calcext:value-type="float">
            <text:p>10087.9199999999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0088.6399999999" calcext:value-type="float">
            <text:p>10088.6399999999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0089.3599999999" calcext:value-type="float">
            <text:p>10089.3599999999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0090.0799999999" calcext:value-type="float">
            <text:p>10090.0799999999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0091.5199999999" calcext:value-type="float">
            <text:p>10091.5199999999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0092.9599999999" calcext:value-type="float">
            <text:p>10092.9599999999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0094.3999999999" calcext:value-type="float">
            <text:p>10094.3999999999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0095.8399999999" calcext:value-type="float">
            <text:p>10095.8399999999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0097.2799999999" calcext:value-type="float">
            <text:p>10097.2799999999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0098.7199999999" calcext:value-type="float">
            <text:p>10098.7199999999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0100.1599999999" calcext:value-type="float">
            <text:p>10100.1599999999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0101.5999999999" calcext:value-type="float">
            <text:p>10101.5999999999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0102.3199999999" calcext:value-type="float">
            <text:p>10102.3199999999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0103.0399999999" calcext:value-type="float">
            <text:p>10103.0399999999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0103.7599999999" calcext:value-type="float">
            <text:p>10103.7599999999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0104.4799999999" calcext:value-type="float">
            <text:p>10104.4799999999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0105.1999999999" calcext:value-type="float">
            <text:p>10105.1999999999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0105.9199999999" calcext:value-type="float">
            <text:p>10105.9199999999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0107.3599999999" calcext:value-type="float">
            <text:p>10107.3599999999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0108.7999999999" calcext:value-type="float">
            <text:p>10108.7999999999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0110.2399999999" calcext:value-type="float">
            <text:p>10110.2399999999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0111.6799999999" calcext:value-type="float">
            <text:p>10111.6799999999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0113.1199999999" calcext:value-type="float">
            <text:p>10113.1199999999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0114.5599999999" calcext:value-type="float">
            <text:p>10114.5599999999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0115.9999999999" calcext:value-type="float">
            <text:p>10115.999999999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0117.4399999999" calcext:value-type="float">
            <text:p>10117.439999999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0118.1599999999" calcext:value-type="float">
            <text:p>10118.159999999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0140.7199999999" calcext:value-type="float">
            <text:p>10140.719999999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0163.2799999999" calcext:value-type="float">
            <text:p>10163.279999999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0185.8399999999" calcext:value-type="float">
            <text:p>10185.839999999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0186.5599999999" calcext:value-type="float">
            <text:p>10186.559999999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0187.2799999999" calcext:value-type="float">
            <text:p>10187.279999999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0188.7199999999" calcext:value-type="float">
            <text:p>10188.719999999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0190.1599999999" calcext:value-type="float">
            <text:p>10190.159999999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0191.5999999999" calcext:value-type="float">
            <text:p>10191.599999999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0193.0399999999" calcext:value-type="float">
            <text:p>10193.039999999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0194.4799999999" calcext:value-type="float">
            <text:p>10194.479999999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0195.9199999999" calcext:value-type="float">
            <text:p>10195.919999999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0197.3599999999" calcext:value-type="float">
            <text:p>10197.359999999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0198.7999999999" calcext:value-type="float">
            <text:p>10198.799999999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9.360002" calcext:value-type="float">
            <text:p>9.360002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2.662804" calcext:value-type="float">
            <text:p>32.662804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6.685608" calcext:value-type="float">
            <text:p>56.68560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79.98841" calcext:value-type="float">
            <text:p>79.988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26.59402" calcext:value-type="float">
            <text:p>126.59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49.89682" calcext:value-type="float">
            <text:p>149.8968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73.19962" calcext:value-type="float">
            <text:p>173.1996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96.50241" calcext:value-type="float">
            <text:p>196.5024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19.8052" calcext:value-type="float">
            <text:p>219.805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21.24521" calcext:value-type="float">
            <text:p>221.2452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22.68521" calcext:value-type="float">
            <text:p>222.6852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5.56522" calcext:value-type="float">
            <text:p>225.5652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7.00522" calcext:value-type="float">
            <text:p>227.00522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9.16522" calcext:value-type="float">
            <text:p>229.16522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31.32523" calcext:value-type="float">
            <text:p>231.3252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2.76523" calcext:value-type="float">
            <text:p>232.7652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4.20523" calcext:value-type="float">
            <text:p>234.2052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5.64523" calcext:value-type="float">
            <text:p>235.6452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7.08524" calcext:value-type="float">
            <text:p>237.08524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8.52524" calcext:value-type="float">
            <text:p>238.52524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39.96524" calcext:value-type="float">
            <text:p>239.96524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41.40524" calcext:value-type="float">
            <text:p>241.4052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42.84525" calcext:value-type="float">
            <text:p>242.8452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45.72525" calcext:value-type="float">
            <text:p>245.7252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47.16525" calcext:value-type="float">
            <text:p>247.1652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48.60526" calcext:value-type="float">
            <text:p>248.60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.04526" calcext:value-type="float">
            <text:p>250.04526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251.48526" calcext:value-type="float">
            <text:p>251.4852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252.92526" calcext:value-type="float">
            <text:p>252.9252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54.36526" calcext:value-type="float">
            <text:p>254.36526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55.80527" calcext:value-type="float">
            <text:p>255.8052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57.24527" calcext:value-type="float">
            <text:p>257.24527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59.40527" calcext:value-type="float">
            <text:p>259.40527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61.56528" calcext:value-type="float">
            <text:p>261.5652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63.72528" calcext:value-type="float">
            <text:p>263.72528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265.88528" calcext:value-type="float">
            <text:p>265.88528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268.0453" calcext:value-type="float">
            <text:p>268.045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270.9253" calcext:value-type="float">
            <text:p>270.925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273.8053" calcext:value-type="float">
            <text:p>273.805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276.6853" calcext:value-type="float">
            <text:p>276.6853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280.2853" calcext:value-type="float">
            <text:p>280.2853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83.8853" calcext:value-type="float">
            <text:p>283.8853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287.48532" calcext:value-type="float">
            <text:p>287.4853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291.08533" calcext:value-type="float">
            <text:p>291.08533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294.68533" calcext:value-type="float">
            <text:p>294.68533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298.28534" calcext:value-type="float">
            <text:p>298.2853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01.88535" calcext:value-type="float">
            <text:p>301.8853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05.48535" calcext:value-type="float">
            <text:p>305.4853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09.08536" calcext:value-type="float">
            <text:p>309.0853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12.68536" calcext:value-type="float">
            <text:p>312.6853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16.28537" calcext:value-type="float">
            <text:p>316.2853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19.88538" calcext:value-type="float">
            <text:p>319.8853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23.48538" calcext:value-type="float">
            <text:p>323.48538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27.0854" calcext:value-type="float">
            <text:p>327.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30.6854" calcext:value-type="float">
            <text:p>330.685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32.8454" calcext:value-type="float">
            <text:p>332.845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35.0054" calcext:value-type="float">
            <text:p>335.0054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37.1654" calcext:value-type="float">
            <text:p>337.165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39.3254" calcext:value-type="float">
            <text:p>339.325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42.2054" calcext:value-type="float">
            <text:p>342.205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45.08542" calcext:value-type="float">
            <text:p>345.0854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47.96542" calcext:value-type="float">
            <text:p>347.96542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50.84543" calcext:value-type="float">
            <text:p>350.84543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75.58823" calcext:value-type="float">
            <text:p>375.58823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400.33102" calcext:value-type="float">
            <text:p>400.33102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425.07382" calcext:value-type="float">
            <text:p>425.07382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449.81662" calcext:value-type="float">
            <text:p>449.81662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474.55942" calcext:value-type="float">
            <text:p>474.5594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499.30222" calcext:value-type="float">
            <text:p>499.3022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24.04504" calcext:value-type="float">
            <text:p>524.04504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48.7877" calcext:value-type="float">
            <text:p>548.787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73.5304" calcext:value-type="float">
            <text:p>573.5304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8.2731" calcext:value-type="float">
            <text:p>598.273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23.7357" calcext:value-type="float">
            <text:p>623.735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49.19836" calcext:value-type="float">
            <text:p>649.19836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2.7982" calcext:value-type="float">
            <text:p>652.7982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56.3981" calcext:value-type="float">
            <text:p>656.398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59.9979" calcext:value-type="float">
            <text:p>659.9979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63.5978" calcext:value-type="float">
            <text:p>663.5978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67.19763" calcext:value-type="float">
            <text:p>667.19763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0.7975" calcext:value-type="float">
            <text:p>670.797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74.39734" calcext:value-type="float">
            <text:p>674.3973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78.71716" calcext:value-type="float">
            <text:p>678.7171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83.037" calcext:value-type="float">
            <text:p>683.03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686.63684" calcext:value-type="float">
            <text:p>686.63684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690.2367" calcext:value-type="float">
            <text:p>690.23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693.83655" calcext:value-type="float">
            <text:p>693.8365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97.4364" calcext:value-type="float">
            <text:p>697.436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2.89905" calcext:value-type="float">
            <text:p>722.8990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8.3617" calcext:value-type="float">
            <text:p>748.3617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3.82434" calcext:value-type="float">
            <text:p>773.8243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9.287" calcext:value-type="float">
            <text:p>799.287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4.74963" calcext:value-type="float">
            <text:p>824.74963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50.2123" calcext:value-type="float">
            <text:p>850.2123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75.6749" calcext:value-type="float">
            <text:p>875.6749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01.1376" calcext:value-type="float">
            <text:p>901.1376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26.6002" calcext:value-type="float">
            <text:p>926.6002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52.06287" calcext:value-type="float">
            <text:p>952.06287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77.5255" calcext:value-type="float">
            <text:p>977.525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81.12537" calcext:value-type="float">
            <text:p>981.12537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984.7252" calcext:value-type="float">
            <text:p>984.725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8.3251" calcext:value-type="float">
            <text:p>988.325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93.36487" calcext:value-type="float">
            <text:p>993.3648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20.26746" calcext:value-type="float">
            <text:p>1020.2674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47.17" calcext:value-type="float">
            <text:p>1047.17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74.7926" calcext:value-type="float">
            <text:p>1074.792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02.4152" calcext:value-type="float">
            <text:p>1102.415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30.0377" calcext:value-type="float">
            <text:p>1130.0377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57.6603" calcext:value-type="float">
            <text:p>1157.6603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85.2828" calcext:value-type="float">
            <text:p>1185.2828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12.9054" calcext:value-type="float">
            <text:p>1212.905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218.6652" calcext:value-type="float">
            <text:p>1218.6652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224.4249" calcext:value-type="float">
            <text:p>1224.424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230.1847" calcext:value-type="float">
            <text:p>1230.1847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235.9445" calcext:value-type="float">
            <text:p>1235.944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241.7042" calcext:value-type="float">
            <text:p>1241.704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247.464" calcext:value-type="float">
            <text:p>1247.464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253.2238" calcext:value-type="float">
            <text:p>1253.2238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258.9835" calcext:value-type="float">
            <text:p>1258.983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264.7433" calcext:value-type="float">
            <text:p>1264.7433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70.503" calcext:value-type="float">
            <text:p>1270.503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76.2628" calcext:value-type="float">
            <text:p>1276.2628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81.3026" calcext:value-type="float">
            <text:p>1281.3026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6.3424" calcext:value-type="float">
            <text:p>1286.3424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3822" calcext:value-type="float">
            <text:p>1291.382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6.422" calcext:value-type="float">
            <text:p>1296.42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301.4618" calcext:value-type="float">
            <text:p>1301.4618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306.5016" calcext:value-type="float">
            <text:p>1306.501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11.5414" calcext:value-type="float">
            <text:p>1311.541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16.5812" calcext:value-type="float">
            <text:p>1316.581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22.341" calcext:value-type="float">
            <text:p>1322.34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28.8207" calcext:value-type="float">
            <text:p>1328.8207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35.3004" calcext:value-type="float">
            <text:p>1335.3004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341.0602" calcext:value-type="float">
            <text:p>1341.0602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346.82" calcext:value-type="float">
            <text:p>1346.82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352.5797" calcext:value-type="float">
            <text:p>1352.579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358.3395" calcext:value-type="float">
            <text:p>1358.33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364.0992" calcext:value-type="float">
            <text:p>1364.09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369.859" calcext:value-type="float">
            <text:p>1369.85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375.6188" calcext:value-type="float">
            <text:p>1375.6188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381.3785" calcext:value-type="float">
            <text:p>1381.378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387.1383" calcext:value-type="float">
            <text:p>1387.1383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392.8981" calcext:value-type="float">
            <text:p>1392.8981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398.6578" calcext:value-type="float">
            <text:p>1398.6578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26.2804" calcext:value-type="float">
            <text:p>1426.280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453.183" calcext:value-type="float">
            <text:p>1453.183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480.0856" calcext:value-type="float">
            <text:p>1480.085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506.9882" calcext:value-type="float">
            <text:p>1506.988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533.8907" calcext:value-type="float">
            <text:p>1533.8907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560.7933" calcext:value-type="float">
            <text:p>1560.7933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587.6959" calcext:value-type="float">
            <text:p>1587.6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4.5985" calcext:value-type="float">
            <text:p>1614.59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1.5011" calcext:value-type="float">
            <text:p>1641.501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68.4037" calcext:value-type="float">
            <text:p>1668.4037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95.3063" calcext:value-type="float">
            <text:p>1695.3063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700.3461" calcext:value-type="float">
            <text:p>1700.346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05.3859" calcext:value-type="float">
            <text:p>1705.3859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710.4257" calcext:value-type="float">
            <text:p>1710.425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715.4655" calcext:value-type="float">
            <text:p>1715.465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721.2252" calcext:value-type="float">
            <text:p>1721.225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726.985" calcext:value-type="float">
            <text:p>1726.98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753.8876" calcext:value-type="float">
            <text:p>1753.8876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780.7902" calcext:value-type="float">
            <text:p>1780.7902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807.6927" calcext:value-type="float">
            <text:p>1807.692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834.5953" calcext:value-type="float">
            <text:p>1834.595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861.4979" calcext:value-type="float">
            <text:p>1861.497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888.4005" calcext:value-type="float">
            <text:p>1888.400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915.3031" calcext:value-type="float">
            <text:p>1915.303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942.2057" calcext:value-type="float">
            <text:p>1942.2057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968.3883" calcext:value-type="float">
            <text:p>1968.3883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994.5709" calcext:value-type="float">
            <text:p>1994.5709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020.7535" calcext:value-type="float">
            <text:p>2020.753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025.0734" calcext:value-type="float">
            <text:p>2025.073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029.3932" calcext:value-type="float">
            <text:p>2029.3932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033.713" calcext:value-type="float">
            <text:p>2033.7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038.0328" calcext:value-type="float">
            <text:p>2038.032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42.3527" calcext:value-type="float">
            <text:p>2042.352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045.9525" calcext:value-type="float">
            <text:p>2045.952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049.5525" calcext:value-type="float">
            <text:p>2049.552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053.8723" calcext:value-type="float">
            <text:p>2053.8723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058.1921" calcext:value-type="float">
            <text:p>2058.192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062.512" calcext:value-type="float">
            <text:p>2062.51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066.1118" calcext:value-type="float">
            <text:p>2066.11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091.5745" calcext:value-type="float">
            <text:p>2091.57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16.3171" calcext:value-type="float">
            <text:p>2116.317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41.0598" calcext:value-type="float">
            <text:p>2141.059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65.8025" calcext:value-type="float">
            <text:p>2165.802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90.5452" calcext:value-type="float">
            <text:p>2190.5452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215.2878" calcext:value-type="float">
            <text:p>2215.2878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40.0305" calcext:value-type="float">
            <text:p>2240.030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64.7732" calcext:value-type="float">
            <text:p>2264.773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89.5159" calcext:value-type="float">
            <text:p>2289.515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314.2585" calcext:value-type="float">
            <text:p>2314.258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317.1384" calcext:value-type="float">
            <text:p>2317.1384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320.0183" calcext:value-type="float">
            <text:p>2320.0183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322.8982" calcext:value-type="float">
            <text:p>2322.8982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325.778" calcext:value-type="float">
            <text:p>2325.778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350.5208" calcext:value-type="float">
            <text:p>2350.5208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375.2634" calcext:value-type="float">
            <text:p>2375.2634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400.006" calcext:value-type="float">
            <text:p>2400.00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424.7488" calcext:value-type="float">
            <text:p>2424.748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449.4915" calcext:value-type="float">
            <text:p>2449.491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474.2341" calcext:value-type="float">
            <text:p>2474.234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498.9768" calcext:value-type="float">
            <text:p>2498.9768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523.7195" calcext:value-type="float">
            <text:p>2523.71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548.4622" calcext:value-type="float">
            <text:p>2548.462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573.2048" calcext:value-type="float">
            <text:p>2573.2048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597.9475" calcext:value-type="float">
            <text:p>2597.947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22.6902" calcext:value-type="float">
            <text:p>2622.690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25.57" calcext:value-type="float">
            <text:p>2625.5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8.45" calcext:value-type="float">
            <text:p>2628.45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30.6099" calcext:value-type="float">
            <text:p>2630.6099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32.7698" calcext:value-type="float">
            <text:p>2632.769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34.9297" calcext:value-type="float">
            <text:p>2634.929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37.0896" calcext:value-type="float">
            <text:p>2637.0896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39.2495" calcext:value-type="float">
            <text:p>2639.24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641.4094" calcext:value-type="float">
            <text:p>2641.4094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643.5693" calcext:value-type="float">
            <text:p>2643.5693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645.7292" calcext:value-type="float">
            <text:p>2645.7292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647.8892" calcext:value-type="float">
            <text:p>2647.8892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650.049" calcext:value-type="float">
            <text:p>2650.04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652.209" calcext:value-type="float">
            <text:p>2652.209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655.0889" calcext:value-type="float">
            <text:p>2655.0889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657.9688" calcext:value-type="float">
            <text:p>2657.9688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659.4087" calcext:value-type="float">
            <text:p>2659.4087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660.8486" calcext:value-type="float">
            <text:p>2660.848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684.1514" calcext:value-type="float">
            <text:p>2684.1514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07.454" calcext:value-type="float">
            <text:p>2707.454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30.7568" calcext:value-type="float">
            <text:p>2730.7568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54.0596" calcext:value-type="float">
            <text:p>2754.0596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77.3623" calcext:value-type="float">
            <text:p>2777.3623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00.665" calcext:value-type="float">
            <text:p>2800.665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3.9678" calcext:value-type="float">
            <text:p>2823.9678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47.2705" calcext:value-type="float">
            <text:p>2847.270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70.5732" calcext:value-type="float">
            <text:p>2870.573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94.596" calcext:value-type="float">
            <text:p>2894.59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918.6187" calcext:value-type="float">
            <text:p>2918.6187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42.6414" calcext:value-type="float">
            <text:p>2942.641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66.664" calcext:value-type="float">
            <text:p>2966.664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68.824" calcext:value-type="float">
            <text:p>2968.824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970.984" calcext:value-type="float">
            <text:p>2970.98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973.1438" calcext:value-type="float">
            <text:p>2973.143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975.3037" calcext:value-type="float">
            <text:p>2975.303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977.4636" calcext:value-type="float">
            <text:p>2977.4636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979.6235" calcext:value-type="float">
            <text:p>2979.6235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981.7834" calcext:value-type="float">
            <text:p>2981.783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983.9434" calcext:value-type="float">
            <text:p>2983.9434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985.3833" calcext:value-type="float">
            <text:p>2985.3833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986.8232" calcext:value-type="float">
            <text:p>2986.8232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989.7031" calcext:value-type="float">
            <text:p>2989.703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992.583" calcext:value-type="float">
            <text:p>2992.58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995.463" calcext:value-type="float">
            <text:p>2995.463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998.3428" calcext:value-type="float">
            <text:p>2998.3428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01.2227" calcext:value-type="float">
            <text:p>3001.2227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04.8225" calcext:value-type="float">
            <text:p>3004.8225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08.4224" calcext:value-type="float">
            <text:p>3008.4224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12.0222" calcext:value-type="float">
            <text:p>3012.022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16.342" calcext:value-type="float">
            <text:p>3016.34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20.6619" calcext:value-type="float">
            <text:p>3020.66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24.9817" calcext:value-type="float">
            <text:p>3024.9817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29.3015" calcext:value-type="float">
            <text:p>3029.301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33.6213" calcext:value-type="float">
            <text:p>3033.621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37.9412" calcext:value-type="float">
            <text:p>3037.9412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42.261" calcext:value-type="float">
            <text:p>3042.26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46.5808" calcext:value-type="float">
            <text:p>3046.5808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050.9006" calcext:value-type="float">
            <text:p>3050.900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055.2205" calcext:value-type="float">
            <text:p>3055.220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059.5403" calcext:value-type="float">
            <text:p>3059.540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063.86" calcext:value-type="float">
            <text:p>3063.8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068.18" calcext:value-type="float">
            <text:p>3068.18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072.4998" calcext:value-type="float">
            <text:p>3072.499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076.8196" calcext:value-type="float">
            <text:p>3076.8196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081.1394" calcext:value-type="float">
            <text:p>3081.139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085.4592" calcext:value-type="float">
            <text:p>3085.4592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089.779" calcext:value-type="float">
            <text:p>3089.779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094.0989" calcext:value-type="float">
            <text:p>3094.0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98.4187" calcext:value-type="float">
            <text:p>3098.4187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102.7385" calcext:value-type="float">
            <text:p>3102.7385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107.0583" calcext:value-type="float">
            <text:p>3107.0583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111.3782" calcext:value-type="float">
            <text:p>3111.3782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115.698" calcext:value-type="float">
            <text:p>3115.69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120.0178" calcext:value-type="float">
            <text:p>3120.0178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124.3376" calcext:value-type="float">
            <text:p>3124.337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127.9375" calcext:value-type="float">
            <text:p>3127.937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131.5374" calcext:value-type="float">
            <text:p>3131.537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135.1372" calcext:value-type="float">
            <text:p>3135.137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138.737" calcext:value-type="float">
            <text:p>3138.7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142.337" calcext:value-type="float">
            <text:p>3142.337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145.9368" calcext:value-type="float">
            <text:p>3145.936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150.9766" calcext:value-type="float">
            <text:p>3150.976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156.0164" calcext:value-type="float">
            <text:p>3156.016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161.0562" calcext:value-type="float">
            <text:p>3161.056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166.096" calcext:value-type="float">
            <text:p>3166.096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171.1357" calcext:value-type="float">
            <text:p>3171.135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176.1755" calcext:value-type="float">
            <text:p>3176.175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181.2153" calcext:value-type="float">
            <text:p>3181.2153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186.2551" calcext:value-type="float">
            <text:p>3186.2551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191.295" calcext:value-type="float">
            <text:p>3191.2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196.3347" calcext:value-type="float">
            <text:p>3196.334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01.3745" calcext:value-type="float">
            <text:p>3201.3745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06.4143" calcext:value-type="float">
            <text:p>3206.414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11.454" calcext:value-type="float">
            <text:p>3211.454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16.494" calcext:value-type="float">
            <text:p>3216.494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21.5337" calcext:value-type="float">
            <text:p>3221.5337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26.5735" calcext:value-type="float">
            <text:p>3226.573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31.6133" calcext:value-type="float">
            <text:p>3231.6133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36.653" calcext:value-type="float">
            <text:p>3236.6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41.6929" calcext:value-type="float">
            <text:p>3241.692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46.7327" calcext:value-type="float">
            <text:p>3246.732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51.0525" calcext:value-type="float">
            <text:p>3251.052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55.3723" calcext:value-type="float">
            <text:p>3255.3723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59.6921" calcext:value-type="float">
            <text:p>3259.692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64.012" calcext:value-type="float">
            <text:p>3264.012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268.3318" calcext:value-type="float">
            <text:p>3268.3318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271.9316" calcext:value-type="float">
            <text:p>3271.931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275.5315" calcext:value-type="float">
            <text:p>3275.531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279.1313" calcext:value-type="float">
            <text:p>3279.1313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282.7312" calcext:value-type="float">
            <text:p>3282.731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286.331" calcext:value-type="float">
            <text:p>3286.33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289.931" calcext:value-type="float">
            <text:p>3289.93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293.5308" calcext:value-type="float">
            <text:p>3293.5308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297.1306" calcext:value-type="float">
            <text:p>3297.1306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0.7305" calcext:value-type="float">
            <text:p>3300.730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03.6104" calcext:value-type="float">
            <text:p>3303.6104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06.4902" calcext:value-type="float">
            <text:p>3306.490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09.37" calcext:value-type="float">
            <text:p>3309.3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2.25" calcext:value-type="float">
            <text:p>3312.2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13" calcext:value-type="float">
            <text:p>3315.13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8.0098" calcext:value-type="float">
            <text:p>3318.009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20.8896" calcext:value-type="float">
            <text:p>3320.8896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23.7695" calcext:value-type="float">
            <text:p>3323.76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6.6494" calcext:value-type="float">
            <text:p>3326.64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9.5293" calcext:value-type="float">
            <text:p>3329.52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32.4092" calcext:value-type="float">
            <text:p>3332.40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35.289" calcext:value-type="float">
            <text:p>3335.28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38.169" calcext:value-type="float">
            <text:p>3338.16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41.0488" calcext:value-type="float">
            <text:p>3341.048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43.2087" calcext:value-type="float">
            <text:p>3343.2087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45.3687" calcext:value-type="float">
            <text:p>3345.3687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47.5286" calcext:value-type="float">
            <text:p>3347.528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49.6885" calcext:value-type="float">
            <text:p>3349.688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51.8484" calcext:value-type="float">
            <text:p>3351.848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54.0083" calcext:value-type="float">
            <text:p>3354.0083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55.4482" calcext:value-type="float">
            <text:p>3355.4482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57.6082" calcext:value-type="float">
            <text:p>3357.60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59.768" calcext:value-type="float">
            <text:p>3359.7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61.928" calcext:value-type="float">
            <text:p>3361.92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64.088" calcext:value-type="float">
            <text:p>3364.08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66.2478" calcext:value-type="float">
            <text:p>3366.24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68.4077" calcext:value-type="float">
            <text:p>3368.4077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70.5676" calcext:value-type="float">
            <text:p>3370.56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72.7275" calcext:value-type="float">
            <text:p>3372.72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74.8875" calcext:value-type="float">
            <text:p>3374.88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77.0474" calcext:value-type="float">
            <text:p>3377.04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79.2073" calcext:value-type="float">
            <text:p>3379.20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81.3672" calcext:value-type="float">
            <text:p>3381.36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83.527" calcext:value-type="float">
            <text:p>3383.52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85.687" calcext:value-type="float">
            <text:p>3385.68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87.847" calcext:value-type="float">
            <text:p>3387.84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90.0068" calcext:value-type="float">
            <text:p>3390.0068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92.1667" calcext:value-type="float">
            <text:p>3392.1667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94.3267" calcext:value-type="float">
            <text:p>3394.3267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96.4866" calcext:value-type="float">
            <text:p>3396.4866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8.6465" calcext:value-type="float">
            <text:p>3398.646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400.8064" calcext:value-type="float">
            <text:p>3400.8064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402.2463" calcext:value-type="float">
            <text:p>3402.2463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403.6863" calcext:value-type="float">
            <text:p>3403.6863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5.1262" calcext:value-type="float">
            <text:p>3405.1262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6.5662" calcext:value-type="float">
            <text:p>3406.5662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06" calcext:value-type="float">
            <text:p>3408.00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0.166" calcext:value-type="float">
            <text:p>3410.16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2.326" calcext:value-type="float">
            <text:p>3412.326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14.4858" calcext:value-type="float">
            <text:p>3414.4858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16.6458" calcext:value-type="float">
            <text:p>3416.645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18.8057" calcext:value-type="float">
            <text:p>3418.8057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20.9656" calcext:value-type="float">
            <text:p>3420.9656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23.1255" calcext:value-type="float">
            <text:p>3423.1255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24.5654" calcext:value-type="float">
            <text:p>3424.5654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26.0054" calcext:value-type="float">
            <text:p>3426.00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28.1653" calcext:value-type="float">
            <text:p>3428.1653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30.3252" calcext:value-type="float">
            <text:p>3430.325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32.485" calcext:value-type="float">
            <text:p>3432.4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34.645" calcext:value-type="float">
            <text:p>3434.645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36.805" calcext:value-type="float">
            <text:p>3436.805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38.9648" calcext:value-type="float">
            <text:p>3438.9648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41.1248" calcext:value-type="float">
            <text:p>3441.124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43.2847" calcext:value-type="float">
            <text:p>3443.284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45.4446" calcext:value-type="float">
            <text:p>3445.4446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448.3245" calcext:value-type="float">
            <text:p>3448.324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451.2043" calcext:value-type="float">
            <text:p>3451.2043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454.0842" calcext:value-type="float">
            <text:p>3454.084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456.964" calcext:value-type="float">
            <text:p>3456.9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459.844" calcext:value-type="float">
            <text:p>3459.84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462.7239" calcext:value-type="float">
            <text:p>3462.7239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465.6038" calcext:value-type="float">
            <text:p>3465.6038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468.4836" calcext:value-type="float">
            <text:p>3468.4836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471.3635" calcext:value-type="float">
            <text:p>3471.363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474.2434" calcext:value-type="float">
            <text:p>3474.2434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477.1233" calcext:value-type="float">
            <text:p>3477.12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480.0032" calcext:value-type="float">
            <text:p>3480.00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82.883" calcext:value-type="float">
            <text:p>3482.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85.763" calcext:value-type="float">
            <text:p>3485.76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89.3628" calcext:value-type="float">
            <text:p>3489.3628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92.9626" calcext:value-type="float">
            <text:p>3492.96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96.5625" calcext:value-type="float">
            <text:p>3496.5625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500.1624" calcext:value-type="float">
            <text:p>3500.162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503.7622" calcext:value-type="float">
            <text:p>3503.7622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507.362" calcext:value-type="float">
            <text:p>3507.36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510.962" calcext:value-type="float">
            <text:p>3510.962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514.5618" calcext:value-type="float">
            <text:p>3514.5618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518.1616" calcext:value-type="float">
            <text:p>3518.1616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521.7615" calcext:value-type="float">
            <text:p>3521.7615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525.3613" calcext:value-type="float">
            <text:p>3525.3613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528.9612" calcext:value-type="float">
            <text:p>3528.961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32.561" calcext:value-type="float">
            <text:p>3532.561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36.161" calcext:value-type="float">
            <text:p>3536.161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40.4807" calcext:value-type="float">
            <text:p>3540.480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44.8005" calcext:value-type="float">
            <text:p>3544.800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49.1204" calcext:value-type="float">
            <text:p>3549.1204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53.4402" calcext:value-type="float">
            <text:p>3553.4402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57.76" calcext:value-type="float">
            <text:p>3557.76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62.0798" calcext:value-type="float">
            <text:p>3562.0798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66.3997" calcext:value-type="float">
            <text:p>3566.3997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69.9995" calcext:value-type="float">
            <text:p>3569.9995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73.5994" calcext:value-type="float">
            <text:p>3573.599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77.9192" calcext:value-type="float">
            <text:p>3577.91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82.239" calcext:value-type="float">
            <text:p>3582.239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86.5588" calcext:value-type="float">
            <text:p>3586.558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90.8787" calcext:value-type="float">
            <text:p>3590.878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95.1985" calcext:value-type="float">
            <text:p>3595.198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99.5183" calcext:value-type="float">
            <text:p>3599.5183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603.8381" calcext:value-type="float">
            <text:p>3603.838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608.158" calcext:value-type="float">
            <text:p>3608.158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611.7578" calcext:value-type="float">
            <text:p>3611.7578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615.3577" calcext:value-type="float">
            <text:p>3615.357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618.9575" calcext:value-type="float">
            <text:p>3618.957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622.5574" calcext:value-type="float">
            <text:p>3622.557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626.1572" calcext:value-type="float">
            <text:p>3626.157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629.757" calcext:value-type="float">
            <text:p>3629.7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633.357" calcext:value-type="float">
            <text:p>3633.35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636.9568" calcext:value-type="float">
            <text:p>3636.956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640.5566" calcext:value-type="float">
            <text:p>3640.5566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644.1565" calcext:value-type="float">
            <text:p>3644.156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647.7563" calcext:value-type="float">
            <text:p>3647.7563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651.3562" calcext:value-type="float">
            <text:p>3651.3562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655.676" calcext:value-type="float">
            <text:p>3655.676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659.9958" calcext:value-type="float">
            <text:p>3659.9958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664.3157" calcext:value-type="float">
            <text:p>3664.315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668.6355" calcext:value-type="float">
            <text:p>3668.635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672.2354" calcext:value-type="float">
            <text:p>3672.2354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675.8352" calcext:value-type="float">
            <text:p>3675.83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679.435" calcext:value-type="float">
            <text:p>3679.43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683.035" calcext:value-type="float">
            <text:p>3683.03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686.6348" calcext:value-type="float">
            <text:p>3686.6348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690.2346" calcext:value-type="float">
            <text:p>3690.2346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693.8345" calcext:value-type="float">
            <text:p>3693.8345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697.4343" calcext:value-type="float">
            <text:p>3697.434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701.0342" calcext:value-type="float">
            <text:p>3701.0342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704.634" calcext:value-type="float">
            <text:p>3704.63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708.234" calcext:value-type="float">
            <text:p>3708.234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711.8337" calcext:value-type="float">
            <text:p>3711.833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715.4336" calcext:value-type="float">
            <text:p>3715.4336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719.0334" calcext:value-type="float">
            <text:p>3719.0334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722.6333" calcext:value-type="float">
            <text:p>3722.6333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726.2332" calcext:value-type="float">
            <text:p>3726.2332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729.833" calcext:value-type="float">
            <text:p>3729.83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733.4329" calcext:value-type="float">
            <text:p>3733.432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737.0327" calcext:value-type="float">
            <text:p>3737.0327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740.6326" calcext:value-type="float">
            <text:p>3740.6326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744.2324" calcext:value-type="float">
            <text:p>3744.232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747.8323" calcext:value-type="float">
            <text:p>3747.8323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751.4321" calcext:value-type="float">
            <text:p>3751.4321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754.312" calcext:value-type="float">
            <text:p>3754.312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757.192" calcext:value-type="float">
            <text:p>3757.192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760.0718" calcext:value-type="float">
            <text:p>3760.0718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762.9517" calcext:value-type="float">
            <text:p>3762.951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765.8315" calcext:value-type="float">
            <text:p>3765.8315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768.7114" calcext:value-type="float">
            <text:p>3768.711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771.5913" calcext:value-type="float">
            <text:p>3771.591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775.1912" calcext:value-type="float">
            <text:p>3775.191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778.791" calcext:value-type="float">
            <text:p>3778.79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782.3909" calcext:value-type="float">
            <text:p>3782.3909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785.9907" calcext:value-type="float">
            <text:p>3785.9907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789.5906" calcext:value-type="float">
            <text:p>3789.5906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793.1904" calcext:value-type="float">
            <text:p>3793.1904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796.7903" calcext:value-type="float">
            <text:p>3796.790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800.3901" calcext:value-type="float">
            <text:p>3800.390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803.99" calcext:value-type="float">
            <text:p>3803.99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807.5898" calcext:value-type="float">
            <text:p>3807.5898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811.1897" calcext:value-type="float">
            <text:p>3811.1897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814.7896" calcext:value-type="float">
            <text:p>3814.7896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818.3894" calcext:value-type="float">
            <text:p>3818.3894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821.9893" calcext:value-type="float">
            <text:p>3821.9893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825.589" calcext:value-type="float">
            <text:p>3825.589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829.189" calcext:value-type="float">
            <text:p>3829.18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832.0688" calcext:value-type="float">
            <text:p>3832.068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834.9487" calcext:value-type="float">
            <text:p>3834.9487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837.8286" calcext:value-type="float">
            <text:p>3837.8286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840.7085" calcext:value-type="float">
            <text:p>3840.708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843.5884" calcext:value-type="float">
            <text:p>3843.5884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846.4683" calcext:value-type="float">
            <text:p>3846.46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849.3481" calcext:value-type="float">
            <text:p>3849.3481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852.948" calcext:value-type="float">
            <text:p>3852.948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856.5479" calcext:value-type="float">
            <text:p>3856.54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860.1477" calcext:value-type="float">
            <text:p>3860.147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863.7476" calcext:value-type="float">
            <text:p>3863.747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867.3474" calcext:value-type="float">
            <text:p>3867.3474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870.9473" calcext:value-type="float">
            <text:p>3870.9473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874.547" calcext:value-type="float">
            <text:p>3874.54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77.427" calcext:value-type="float">
            <text:p>3877.427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80.307" calcext:value-type="float">
            <text:p>3880.307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83.1868" calcext:value-type="float">
            <text:p>3883.186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86.0667" calcext:value-type="float">
            <text:p>3886.0667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88.9465" calcext:value-type="float">
            <text:p>3888.946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1.8264" calcext:value-type="float">
            <text:p>3891.8264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894.7063" calcext:value-type="float">
            <text:p>3894.7063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897.5862" calcext:value-type="float">
            <text:p>3897.5862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0.466" calcext:value-type="float">
            <text:p>3900.4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346" calcext:value-type="float">
            <text:p>3903.34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5059" calcext:value-type="float">
            <text:p>3905.505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7.6658" calcext:value-type="float">
            <text:p>3907.6658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8257" calcext:value-type="float">
            <text:p>3909.8257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1.9856" calcext:value-type="float">
            <text:p>3911.9856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3.4255" calcext:value-type="float">
            <text:p>3913.425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4.8655" calcext:value-type="float">
            <text:p>3914.8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16.3054" calcext:value-type="float">
            <text:p>3916.3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17.7454" calcext:value-type="float">
            <text:p>3917.7454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19.9053" calcext:value-type="float">
            <text:p>3919.9053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22.0652" calcext:value-type="float">
            <text:p>3922.0652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24.225" calcext:value-type="float">
            <text:p>3924.22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26.385" calcext:value-type="float">
            <text:p>3926.38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28.545" calcext:value-type="float">
            <text:p>3928.5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30.7048" calcext:value-type="float">
            <text:p>3930.7048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32.8647" calcext:value-type="float">
            <text:p>3932.864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3935.0247" calcext:value-type="float">
            <text:p>3935.024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3937.1846" calcext:value-type="float">
            <text:p>3937.184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939.3445" calcext:value-type="float">
            <text:p>3939.344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3940.7844" calcext:value-type="float">
            <text:p>3940.7844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942.2244" calcext:value-type="float">
            <text:p>3942.224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3944.3843" calcext:value-type="float">
            <text:p>3944.3843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3947.2642" calcext:value-type="float">
            <text:p>3947.2642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3950.144" calcext:value-type="float">
            <text:p>3950.14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3953.024" calcext:value-type="float">
            <text:p>3953.024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3955.9038" calcext:value-type="float">
            <text:p>3955.9038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3959.5037" calcext:value-type="float">
            <text:p>3959.503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3963.1035" calcext:value-type="float">
            <text:p>3963.103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966.7034" calcext:value-type="float">
            <text:p>3966.7034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3970.3032" calcext:value-type="float">
            <text:p>3970.3032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3973.903" calcext:value-type="float">
            <text:p>3973.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3977.503" calcext:value-type="float">
            <text:p>3977.503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3980.3828" calcext:value-type="float">
            <text:p>3980.382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983.2627" calcext:value-type="float">
            <text:p>3983.262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3986.1426" calcext:value-type="float">
            <text:p>3986.1426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3989.0225" calcext:value-type="float">
            <text:p>3989.02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3991.9023" calcext:value-type="float">
            <text:p>3991.902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994.7822" calcext:value-type="float">
            <text:p>3994.7822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997.662" calcext:value-type="float">
            <text:p>3997.66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000.542" calcext:value-type="float">
            <text:p>4000.542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004.8618" calcext:value-type="float">
            <text:p>4004.8618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009.1816" calcext:value-type="float">
            <text:p>4009.1816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013.5015" calcext:value-type="float">
            <text:p>4013.501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017.8213" calcext:value-type="float">
            <text:p>4017.821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022.141" calcext:value-type="float">
            <text:p>4022.141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026.461" calcext:value-type="float">
            <text:p>4026.461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030.7808" calcext:value-type="float">
            <text:p>4030.7808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035.1006" calcext:value-type="float">
            <text:p>4035.100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038.7004" calcext:value-type="float">
            <text:p>4038.7004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042.3003" calcext:value-type="float">
            <text:p>4042.3003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045.9001" calcext:value-type="float">
            <text:p>4045.9001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049.5" calcext:value-type="float">
            <text:p>4049.5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053.0999" calcext:value-type="float">
            <text:p>4053.099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056.6997" calcext:value-type="float">
            <text:p>4056.6997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060.2996" calcext:value-type="float">
            <text:p>4060.2996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063.8994" calcext:value-type="float">
            <text:p>4063.899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067.4993" calcext:value-type="float">
            <text:p>4067.499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071.099" calcext:value-type="float">
            <text:p>4071.09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073.979" calcext:value-type="float">
            <text:p>4073.979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076.859" calcext:value-type="float">
            <text:p>4076.859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079.7388" calcext:value-type="float">
            <text:p>4079.7388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082.6187" calcext:value-type="float">
            <text:p>4082.618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085.4985" calcext:value-type="float">
            <text:p>4085.498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088.3784" calcext:value-type="float">
            <text:p>4088.37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091.2583" calcext:value-type="float">
            <text:p>4091.258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094.1382" calcext:value-type="float">
            <text:p>4094.1382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097.0186" calcext:value-type="float">
            <text:p>4097.0186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099.8994" calcext:value-type="float">
            <text:p>4099.899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102.7803" calcext:value-type="float">
            <text:p>4102.7803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105.661" calcext:value-type="float">
            <text:p>4105.66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108.542" calcext:value-type="float">
            <text:p>4108.542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111.423" calcext:value-type="float">
            <text:p>4111.423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114.3037" calcext:value-type="float">
            <text:p>4114.303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117.905" calcext:value-type="float">
            <text:p>4117.90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121.506" calcext:value-type="float">
            <text:p>4121.506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125.107" calcext:value-type="float">
            <text:p>4125.107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128.708" calcext:value-type="float">
            <text:p>4128.708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132.309" calcext:value-type="float">
            <text:p>4132.30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135.91" calcext:value-type="float">
            <text:p>4135.91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139.511" calcext:value-type="float">
            <text:p>4139.51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143.8325" calcext:value-type="float">
            <text:p>4143.8325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148.154" calcext:value-type="float">
            <text:p>4148.154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152.475" calcext:value-type="float">
            <text:p>4152.47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156.7964" calcext:value-type="float">
            <text:p>4156.796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161.1177" calcext:value-type="float">
            <text:p>4161.117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165.439" calcext:value-type="float">
            <text:p>4165.439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169.7603" calcext:value-type="float">
            <text:p>4169.760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174.0815" calcext:value-type="float">
            <text:p>4174.081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178.403" calcext:value-type="float">
            <text:p>4178.403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182.724" calcext:value-type="float">
            <text:p>4182.72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186.325" calcext:value-type="float">
            <text:p>4186.32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189.9263" calcext:value-type="float">
            <text:p>4189.9263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193.5273" calcext:value-type="float">
            <text:p>4193.527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196.408" calcext:value-type="float">
            <text:p>4196.408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199.289" calcext:value-type="float">
            <text:p>4199.289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202.89" calcext:value-type="float">
            <text:p>4202.89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206.491" calcext:value-type="float">
            <text:p>4206.491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210.0923" calcext:value-type="float">
            <text:p>4210.092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213.6934" calcext:value-type="float">
            <text:p>4213.693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217.2944" calcext:value-type="float">
            <text:p>4217.2944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220.8955" calcext:value-type="float">
            <text:p>4220.8955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224.4966" calcext:value-type="float">
            <text:p>4224.4966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228.0977" calcext:value-type="float">
            <text:p>4228.0977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231.6987" calcext:value-type="float">
            <text:p>4231.6987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235.3" calcext:value-type="float">
            <text:p>4235.3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238.901" calcext:value-type="float">
            <text:p>4238.901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242.502" calcext:value-type="float">
            <text:p>4242.502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246.103" calcext:value-type="float">
            <text:p>4246.10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249.704" calcext:value-type="float">
            <text:p>4249.704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253.305" calcext:value-type="float">
            <text:p>4253.305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256.9063" calcext:value-type="float">
            <text:p>4256.9063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259.787" calcext:value-type="float">
            <text:p>4259.787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262.668" calcext:value-type="float">
            <text:p>4262.668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265.549" calcext:value-type="float">
            <text:p>4265.549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268.4297" calcext:value-type="float">
            <text:p>4268.4297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271.3105" calcext:value-type="float">
            <text:p>4271.3105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274.1914" calcext:value-type="float">
            <text:p>4274.19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277.0723" calcext:value-type="float">
            <text:p>4277.07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279.953" calcext:value-type="float">
            <text:p>4279.95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282.834" calcext:value-type="float">
            <text:p>4282.83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285.715" calcext:value-type="float">
            <text:p>4285.71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288.5957" calcext:value-type="float">
            <text:p>4288.5957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290.7563" calcext:value-type="float">
            <text:p>4290.756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292.197" calcext:value-type="float">
            <text:p>4292.19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293.637" calcext:value-type="float">
            <text:p>4293.637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295.0776" calcext:value-type="float">
            <text:p>4295.0776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296.518" calcext:value-type="float">
            <text:p>4296.518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297.9585" calcext:value-type="float">
            <text:p>4297.958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299.399" calcext:value-type="float">
            <text:p>4299.399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300.119" calcext:value-type="float">
            <text:p>4300.119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301.5596" calcext:value-type="float">
            <text:p>4301.559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304.4404" calcext:value-type="float">
            <text:p>4304.4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05.881" calcext:value-type="float">
            <text:p>4305.881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307.3213" calcext:value-type="float">
            <text:p>4307.3213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308.7617" calcext:value-type="float">
            <text:p>4308.7617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309.482" calcext:value-type="float">
            <text:p>4309.48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310.202" calcext:value-type="float">
            <text:p>4310.20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310.9224" calcext:value-type="float">
            <text:p>4310.922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311.6426" calcext:value-type="float">
            <text:p>4311.6426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312.363" calcext:value-type="float">
            <text:p>4312.363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313.083" calcext:value-type="float">
            <text:p>4313.083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313.803" calcext:value-type="float">
            <text:p>4313.803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314.5234" calcext:value-type="float">
            <text:p>4314.5234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315.964" calcext:value-type="float">
            <text:p>4315.964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317.4043" calcext:value-type="float">
            <text:p>4317.404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318.8447" calcext:value-type="float">
            <text:p>4318.8447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320.285" calcext:value-type="float">
            <text:p>4320.28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321.7256" calcext:value-type="float">
            <text:p>4321.7256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323.166" calcext:value-type="float">
            <text:p>4323.166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324.6064" calcext:value-type="float">
            <text:p>4324.6064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326.047" calcext:value-type="float">
            <text:p>4326.047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327.4873" calcext:value-type="float">
            <text:p>4327.4873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328.9277" calcext:value-type="float">
            <text:p>4328.9277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330.368" calcext:value-type="float">
            <text:p>4330.368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331.8086" calcext:value-type="float">
            <text:p>4331.8086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333.249" calcext:value-type="float">
            <text:p>4333.249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334.6895" calcext:value-type="float">
            <text:p>4334.689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336.13" calcext:value-type="float">
            <text:p>4336.13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337.5703" calcext:value-type="float">
            <text:p>4337.5703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339.0107" calcext:value-type="float">
            <text:p>4339.010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340.451" calcext:value-type="float">
            <text:p>4340.451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341.8916" calcext:value-type="float">
            <text:p>4341.89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343.332" calcext:value-type="float">
            <text:p>4343.332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345.4927" calcext:value-type="float">
            <text:p>4345.492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347.6533" calcext:value-type="float">
            <text:p>4347.6533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349.0938" calcext:value-type="float">
            <text:p>4349.0938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350.534" calcext:value-type="float">
            <text:p>4350.53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352.695" calcext:value-type="float">
            <text:p>4352.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354.8555" calcext:value-type="float">
            <text:p>4354.855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357.016" calcext:value-type="float">
            <text:p>4357.016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359.177" calcext:value-type="float">
            <text:p>4359.177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361.3374" calcext:value-type="float">
            <text:p>4361.337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363.498" calcext:value-type="float">
            <text:p>4363.498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365.6587" calcext:value-type="float">
            <text:p>4365.658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367.8193" calcext:value-type="float">
            <text:p>4367.8193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369.98" calcext:value-type="float">
            <text:p>4369.9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372.1406" calcext:value-type="float">
            <text:p>4372.140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374.3013" calcext:value-type="float">
            <text:p>4374.3013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376.462" calcext:value-type="float">
            <text:p>4376.462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378.6226" calcext:value-type="float">
            <text:p>4378.6226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380.783" calcext:value-type="float">
            <text:p>4380.783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382.944" calcext:value-type="float">
            <text:p>4382.94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385.1045" calcext:value-type="float">
            <text:p>4385.104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387.265" calcext:value-type="float">
            <text:p>4387.26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389.426" calcext:value-type="float">
            <text:p>4389.4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391.5864" calcext:value-type="float">
            <text:p>4391.586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393.747" calcext:value-type="float">
            <text:p>4393.74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395.9077" calcext:value-type="float">
            <text:p>4395.907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398.0684" calcext:value-type="float">
            <text:p>4398.068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399.509" calcext:value-type="float">
            <text:p>4399.509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400.949" calcext:value-type="float">
            <text:p>4400.949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402.3896" calcext:value-type="float">
            <text:p>4402.3896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403.83" calcext:value-type="float">
            <text:p>4403.83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405.2705" calcext:value-type="float">
            <text:p>4405.2705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406.711" calcext:value-type="float">
            <text:p>4406.71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408.1514" calcext:value-type="float">
            <text:p>4408.1514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408.8716" calcext:value-type="float">
            <text:p>4408.871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409.592" calcext:value-type="float">
            <text:p>4409.592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10.312" calcext:value-type="float">
            <text:p>4410.312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11.032" calcext:value-type="float">
            <text:p>4411.032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11.7524" calcext:value-type="float">
            <text:p>4411.7524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12.4727" calcext:value-type="float">
            <text:p>4412.47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13.193" calcext:value-type="float">
            <text:p>4413.193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13.913" calcext:value-type="float">
            <text:p>4413.913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14.6333" calcext:value-type="float">
            <text:p>4414.6333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15.3535" calcext:value-type="float">
            <text:p>4415.3535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16.0737" calcext:value-type="float">
            <text:p>4416.073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16.794" calcext:value-type="float">
            <text:p>4416.794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17.514" calcext:value-type="float">
            <text:p>4417.514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18.2344" calcext:value-type="float">
            <text:p>4418.2344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18.9546" calcext:value-type="float">
            <text:p>4418.9546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19.675" calcext:value-type="float">
            <text:p>4419.675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20.395" calcext:value-type="float">
            <text:p>4420.39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21.115" calcext:value-type="float">
            <text:p>4421.11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21.8354" calcext:value-type="float">
            <text:p>4421.8354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22.5557" calcext:value-type="float">
            <text:p>4422.5557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9.360002" calcext:value-type="float">
            <text:p>9.360002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1.942802" calcext:value-type="float">
            <text:p>31.942802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4.525604" calcext:value-type="float">
            <text:p>54.52560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76.388405" calcext:value-type="float">
            <text:p>76.3884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20.114006" calcext:value-type="float">
            <text:p>120.114006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41.9768" calcext:value-type="float">
            <text:p>141.9768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63.8396" calcext:value-type="float">
            <text:p>163.8396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85.7024" calcext:value-type="float">
            <text:p>185.702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07.56519" calcext:value-type="float">
            <text:p>207.56519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33.74799" calcext:value-type="float">
            <text:p>233.74799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35.18799" calcext:value-type="float">
            <text:p>235.18799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37.34799" calcext:value-type="float">
            <text:p>237.34799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39.508" calcext:value-type="float">
            <text:p>239.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.668" calcext:value-type="float">
            <text:p>241.668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245.268" calcext:value-type="float">
            <text:p>245.268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248.86801" calcext:value-type="float">
            <text:p>248.8680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52.46802" calcext:value-type="float">
            <text:p>252.4680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56.06802" calcext:value-type="float">
            <text:p>256.0680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59.66803" calcext:value-type="float">
            <text:p>259.66803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3.98804" calcext:value-type="float">
            <text:p>263.98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72.62805" calcext:value-type="float">
            <text:p>272.6280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276.94806" calcext:value-type="float">
            <text:p>276.9480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281.26807" calcext:value-type="float">
            <text:p>281.26807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285.58807" calcext:value-type="float">
            <text:p>285.58807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289.90808" calcext:value-type="float">
            <text:p>289.90808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294.2281" calcext:value-type="float">
            <text:p>294.2281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298.5481" calcext:value-type="float">
            <text:p>298.548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2.1481" calcext:value-type="float">
            <text:p>302.1481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5.7481" calcext:value-type="float">
            <text:p>305.7481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9.3481" calcext:value-type="float">
            <text:p>309.3481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12.94812" calcext:value-type="float">
            <text:p>312.9481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16.54813" calcext:value-type="float">
            <text:p>316.54813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20.14813" calcext:value-type="float">
            <text:p>320.14813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23.74814" calcext:value-type="float">
            <text:p>323.74814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28.06815" calcext:value-type="float">
            <text:p>328.0681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32.38815" calcext:value-type="float">
            <text:p>332.3881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36.70816" calcext:value-type="float">
            <text:p>336.7081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62.89096" calcext:value-type="float">
            <text:p>362.8909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89.07376" calcext:value-type="float">
            <text:p>389.07376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15.25656" calcext:value-type="float">
            <text:p>415.25656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41.43936" calcext:value-type="float">
            <text:p>441.43936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66.90216" calcext:value-type="float">
            <text:p>466.90216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493.08496" calcext:value-type="float">
            <text:p>493.084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19.26776" calcext:value-type="float">
            <text:p>519.26776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45.4504" calcext:value-type="float">
            <text:p>545.450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71.633" calcext:value-type="float">
            <text:p>571.6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97.8156" calcext:value-type="float">
            <text:p>597.8156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602.13544" calcext:value-type="float">
            <text:p>602.135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06.45526" calcext:value-type="float">
            <text:p>606.4552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10.7751" calcext:value-type="float">
            <text:p>610.775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615.0949" calcext:value-type="float">
            <text:p>615.094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19.41473" calcext:value-type="float">
            <text:p>619.4147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23.73456" calcext:value-type="float">
            <text:p>623.73456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28.0544" calcext:value-type="float">
            <text:p>628.0544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32.3742" calcext:value-type="float">
            <text:p>632.374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635.97406" calcext:value-type="float">
            <text:p>635.97406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639.5739" calcext:value-type="float">
            <text:p>639.573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43.17377" calcext:value-type="float">
            <text:p>643.1737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646.7736" calcext:value-type="float">
            <text:p>646.7736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50.3735" calcext:value-type="float">
            <text:p>650.373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53.9733" calcext:value-type="float">
            <text:p>653.9733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7.5732" calcext:value-type="float">
            <text:p>657.5732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61.17303" calcext:value-type="float">
            <text:p>661.17303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87.35565" calcext:value-type="float">
            <text:p>687.3556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13.53827" calcext:value-type="float">
            <text:p>713.53827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39.7209" calcext:value-type="float">
            <text:p>739.7209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5.9035" calcext:value-type="float">
            <text:p>765.903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92.0861" calcext:value-type="float">
            <text:p>792.086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818.9887" calcext:value-type="float">
            <text:p>818.9887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845.8913" calcext:value-type="float">
            <text:p>845.891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872.7939" calcext:value-type="float">
            <text:p>872.7939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899.6965" calcext:value-type="float">
            <text:p>899.696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26.59906" calcext:value-type="float">
            <text:p>926.59906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53.50165" calcext:value-type="float">
            <text:p>953.5016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0.40424" calcext:value-type="float">
            <text:p>980.4042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07.3068" calcext:value-type="float">
            <text:p>1007.3068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12.3466" calcext:value-type="float">
            <text:p>1012.3466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17.3864" calcext:value-type="float">
            <text:p>1017.386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2.4262" calcext:value-type="float">
            <text:p>1022.4262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27.4661" calcext:value-type="float">
            <text:p>1027.466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32.5059" calcext:value-type="float">
            <text:p>1032.5059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59.4084" calcext:value-type="float">
            <text:p>1059.408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86.311" calcext:value-type="float">
            <text:p>1086.31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13.2136" calcext:value-type="float">
            <text:p>1113.213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40.1162" calcext:value-type="float">
            <text:p>1140.116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67.0188" calcext:value-type="float">
            <text:p>1167.018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93.9214" calcext:value-type="float">
            <text:p>1193.921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20.824" calcext:value-type="float">
            <text:p>1220.82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247.7266" calcext:value-type="float">
            <text:p>1247.7266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274.6292" calcext:value-type="float">
            <text:p>1274.6292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01.5317" calcext:value-type="float">
            <text:p>1301.5317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350.2971" calcext:value-type="float">
            <text:p>1350.29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399.0625" calcext:value-type="float">
            <text:p>1399.062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47.8279" calcext:value-type="float">
            <text:p>1447.827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74.7305" calcext:value-type="float">
            <text:p>1474.730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01.633" calcext:value-type="float">
            <text:p>1501.633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28.5356" calcext:value-type="float">
            <text:p>1528.5356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577.301" calcext:value-type="float">
            <text:p>1577.30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26.0664" calcext:value-type="float">
            <text:p>1626.0664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74.1118" calcext:value-type="float">
            <text:p>1674.111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722.1572" calcext:value-type="float">
            <text:p>1722.157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770.2026" calcext:value-type="float">
            <text:p>1770.202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18.248" calcext:value-type="float">
            <text:p>1818.248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44.4307" calcext:value-type="float">
            <text:p>1844.4307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69.8933" calcext:value-type="float">
            <text:p>1869.8933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95.356" calcext:value-type="float">
            <text:p>1895.356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920.8186" calcext:value-type="float">
            <text:p>1920.818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946.2813" calcext:value-type="float">
            <text:p>1946.2813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949.8811" calcext:value-type="float">
            <text:p>1949.881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953.481" calcext:value-type="float">
            <text:p>1953.48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957.0808" calcext:value-type="float">
            <text:p>1957.0808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960.6807" calcext:value-type="float">
            <text:p>1960.680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964.2805" calcext:value-type="float">
            <text:p>1964.280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967.8804" calcext:value-type="float">
            <text:p>1967.8804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971.4802" calcext:value-type="float">
            <text:p>1971.4802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975.0801" calcext:value-type="float">
            <text:p>1975.080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2000.5427" calcext:value-type="float">
            <text:p>2000.542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026.0054" calcext:value-type="float">
            <text:p>2026.0054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051.468" calcext:value-type="float">
            <text:p>2051.46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2076.9307" calcext:value-type="float">
            <text:p>2076.930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2101.6733" calcext:value-type="float">
            <text:p>2101.6733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2126.416" calcext:value-type="float">
            <text:p>2126.416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151.1587" calcext:value-type="float">
            <text:p>2151.158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175.9014" calcext:value-type="float">
            <text:p>2175.901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200.644" calcext:value-type="float">
            <text:p>2200.644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225.3867" calcext:value-type="float">
            <text:p>2225.3867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250.1294" calcext:value-type="float">
            <text:p>2250.129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253.0093" calcext:value-type="float">
            <text:p>2253.0093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255.1692" calcext:value-type="float">
            <text:p>2255.1692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257.329" calcext:value-type="float">
            <text:p>2257.329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259.489" calcext:value-type="float">
            <text:p>2259.48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261.649" calcext:value-type="float">
            <text:p>2261.64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85.6716" calcext:value-type="float">
            <text:p>2285.671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309.6943" calcext:value-type="float">
            <text:p>2309.694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333.717" calcext:value-type="float">
            <text:p>2333.717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357.7397" calcext:value-type="float">
            <text:p>2357.7397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381.7625" calcext:value-type="float">
            <text:p>2381.7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5.7852" calcext:value-type="float">
            <text:p>2405.785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429.8079" calcext:value-type="float">
            <text:p>2429.807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453.8306" calcext:value-type="float">
            <text:p>2453.8306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477.8533" calcext:value-type="float">
            <text:p>2477.8533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501.876" calcext:value-type="float">
            <text:p>2501.876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525.8987" calcext:value-type="float">
            <text:p>2525.898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549.9214" calcext:value-type="float">
            <text:p>2549.9214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552.8013" calcext:value-type="float">
            <text:p>2552.801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554.9612" calcext:value-type="float">
            <text:p>2554.961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557.121" calcext:value-type="float">
            <text:p>2557.12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559.281" calcext:value-type="float">
            <text:p>2559.281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562.161" calcext:value-type="float">
            <text:p>2562.161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565.0408" calcext:value-type="float">
            <text:p>2565.0408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567.9207" calcext:value-type="float">
            <text:p>2567.9207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571.5205" calcext:value-type="float">
            <text:p>2571.520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575.1204" calcext:value-type="float">
            <text:p>2575.120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578.7202" calcext:value-type="float">
            <text:p>2578.720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582.32" calcext:value-type="float">
            <text:p>2582.3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585.92" calcext:value-type="float">
            <text:p>2585.9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589.5198" calcext:value-type="float">
            <text:p>2589.519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593.1196" calcext:value-type="float">
            <text:p>2593.1196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596.7195" calcext:value-type="float">
            <text:p>2596.71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600.3193" calcext:value-type="float">
            <text:p>2600.3193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625.782" calcext:value-type="float">
            <text:p>2625.782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673.1074" calcext:value-type="float">
            <text:p>2673.107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720.4329" calcext:value-type="float">
            <text:p>2720.4329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767.7583" calcext:value-type="float">
            <text:p>2767.758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815.0837" calcext:value-type="float">
            <text:p>2815.0837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862.4092" calcext:value-type="float">
            <text:p>2862.409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910.4546" calcext:value-type="float">
            <text:p>2910.4546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958.5" calcext:value-type="float">
            <text:p>2958.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3006.5454" calcext:value-type="float">
            <text:p>3006.5454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3054.5908" calcext:value-type="float">
            <text:p>3054.590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3101.9163" calcext:value-type="float">
            <text:p>3101.9163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3148.5217" calcext:value-type="float">
            <text:p>3148.5217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3173.2644" calcext:value-type="float">
            <text:p>3173.2644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3176.1443" calcext:value-type="float">
            <text:p>3176.144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3179.0242" calcext:value-type="float">
            <text:p>3179.024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3181.904" calcext:value-type="float">
            <text:p>3181.9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3184.064" calcext:value-type="float">
            <text:p>3184.06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185.504" calcext:value-type="float">
            <text:p>3185.504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186.9438" calcext:value-type="float">
            <text:p>3186.943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189.1038" calcext:value-type="float">
            <text:p>3189.103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191.2637" calcext:value-type="float">
            <text:p>3191.2637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193.4236" calcext:value-type="float">
            <text:p>3193.423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196.3035" calcext:value-type="float">
            <text:p>3196.303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198.4634" calcext:value-type="float">
            <text:p>3198.4634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200.6233" calcext:value-type="float">
            <text:p>3200.6233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3202.7832" calcext:value-type="float">
            <text:p>3202.7832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3204.943" calcext:value-type="float">
            <text:p>3204.94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07.103" calcext:value-type="float">
            <text:p>3207.103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3209.263" calcext:value-type="float">
            <text:p>3209.263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3211.4229" calcext:value-type="float">
            <text:p>3211.4229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3213.5828" calcext:value-type="float">
            <text:p>3213.5828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3215.7427" calcext:value-type="float">
            <text:p>3215.742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217.9026" calcext:value-type="float">
            <text:p>3217.9026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3220.0625" calcext:value-type="float">
            <text:p>3220.062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3222.2224" calcext:value-type="float">
            <text:p>3222.2224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3225.1023" calcext:value-type="float">
            <text:p>3225.1023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3227.9822" calcext:value-type="float">
            <text:p>3227.982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230.862" calcext:value-type="float">
            <text:p>3230.86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3234.462" calcext:value-type="float">
            <text:p>3234.46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3238.0618" calcext:value-type="float">
            <text:p>3238.0618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3241.6616" calcext:value-type="float">
            <text:p>3241.6616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3245.2615" calcext:value-type="float">
            <text:p>3245.261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248.8613" calcext:value-type="float">
            <text:p>3248.8613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252.4612" calcext:value-type="float">
            <text:p>3252.461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256.061" calcext:value-type="float">
            <text:p>3256.061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259.661" calcext:value-type="float">
            <text:p>3259.661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263.2607" calcext:value-type="float">
            <text:p>3263.2607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266.8606" calcext:value-type="float">
            <text:p>3266.8606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3271.1804" calcext:value-type="float">
            <text:p>3271.1804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3275.5002" calcext:value-type="float">
            <text:p>3275.50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3279.82" calcext:value-type="float">
            <text:p>3279.8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3283.42" calcext:value-type="float">
            <text:p>3283.4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287.0198" calcext:value-type="float">
            <text:p>3287.0198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3290.6196" calcext:value-type="float">
            <text:p>3290.6196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3294.2195" calcext:value-type="float">
            <text:p>3294.21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3297.8193" calcext:value-type="float">
            <text:p>3297.8193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3301.4192" calcext:value-type="float">
            <text:p>3301.419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305.019" calcext:value-type="float">
            <text:p>3305.019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3308.619" calcext:value-type="float">
            <text:p>3308.619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3312.2188" calcext:value-type="float">
            <text:p>3312.2188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3315.8186" calcext:value-type="float">
            <text:p>3315.8186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3319.4185" calcext:value-type="float">
            <text:p>3319.418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322.2983" calcext:value-type="float">
            <text:p>3322.2983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3324.4583" calcext:value-type="float">
            <text:p>3324.4583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3325.8982" calcext:value-type="float">
            <text:p>3325.898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3327.3381" calcext:value-type="float">
            <text:p>3327.3381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328.778" calcext:value-type="float">
            <text:p>3328.77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330.218" calcext:value-type="float">
            <text:p>3330.2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331.658" calcext:value-type="float">
            <text:p>3331.65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333.8179" calcext:value-type="float">
            <text:p>3333.8179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335.9778" calcext:value-type="float">
            <text:p>3335.977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338.1377" calcext:value-type="float">
            <text:p>3338.137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340.2976" calcext:value-type="float">
            <text:p>3340.297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342.4575" calcext:value-type="float">
            <text:p>3342.4575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344.6174" calcext:value-type="float">
            <text:p>3344.617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346.7773" calcext:value-type="float">
            <text:p>3346.777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48.9373" calcext:value-type="float">
            <text:p>3348.937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51.0972" calcext:value-type="float">
            <text:p>3351.097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53.257" calcext:value-type="float">
            <text:p>3353.257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55.417" calcext:value-type="float">
            <text:p>3355.417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357.577" calcext:value-type="float">
            <text:p>3357.5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359.7368" calcext:value-type="float">
            <text:p>3359.736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362.6167" calcext:value-type="float">
            <text:p>3362.6167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365.4966" calcext:value-type="float">
            <text:p>3365.4966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368.3765" calcext:value-type="float">
            <text:p>3368.3765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371.2563" calcext:value-type="float">
            <text:p>3371.25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374.1362" calcext:value-type="float">
            <text:p>3374.136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377.016" calcext:value-type="float">
            <text:p>3377.016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379.896" calcext:value-type="float">
            <text:p>3379.896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382.776" calcext:value-type="float">
            <text:p>3382.776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385.6558" calcext:value-type="float">
            <text:p>3385.6558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388.5356" calcext:value-type="float">
            <text:p>3388.535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391.4155" calcext:value-type="float">
            <text:p>3391.415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394.2954" calcext:value-type="float">
            <text:p>3394.2954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397.1753" calcext:value-type="float">
            <text:p>3397.1753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00.0552" calcext:value-type="float">
            <text:p>3400.055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02.935" calcext:value-type="float">
            <text:p>3402.93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05.815" calcext:value-type="float">
            <text:p>3405.81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09.4148" calcext:value-type="float">
            <text:p>3409.4148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413.0146" calcext:value-type="float">
            <text:p>3413.0146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416.6145" calcext:value-type="float">
            <text:p>3416.6145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420.2144" calcext:value-type="float">
            <text:p>3420.2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3.8142" calcext:value-type="float">
            <text:p>3423.81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427.414" calcext:value-type="float">
            <text:p>3427.414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431.014" calcext:value-type="float">
            <text:p>3431.01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434.6138" calcext:value-type="float">
            <text:p>3434.6138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437.4937" calcext:value-type="float">
            <text:p>3437.493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440.3735" calcext:value-type="float">
            <text:p>3440.373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443.2534" calcext:value-type="float">
            <text:p>3443.25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446.1333" calcext:value-type="float">
            <text:p>3446.1333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449.0132" calcext:value-type="float">
            <text:p>3449.0132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451.893" calcext:value-type="float">
            <text:p>3451.89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454.773" calcext:value-type="float">
            <text:p>3454.773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457.6528" calcext:value-type="float">
            <text:p>3457.6528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460.5327" calcext:value-type="float">
            <text:p>3460.5327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463.4126" calcext:value-type="float">
            <text:p>3463.412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467.0125" calcext:value-type="float">
            <text:p>3467.012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470.6123" calcext:value-type="float">
            <text:p>3470.612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474.2122" calcext:value-type="float">
            <text:p>3474.212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477.812" calcext:value-type="float">
            <text:p>3477.812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481.4119" calcext:value-type="float">
            <text:p>3481.4119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485.0117" calcext:value-type="float">
            <text:p>3485.011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488.6116" calcext:value-type="float">
            <text:p>3488.6116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492.2114" calcext:value-type="float">
            <text:p>3492.211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495.0913" calcext:value-type="float">
            <text:p>3495.091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497.9712" calcext:value-type="float">
            <text:p>3497.971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500.851" calcext:value-type="float">
            <text:p>3500.85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503.731" calcext:value-type="float">
            <text:p>3503.73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506.6108" calcext:value-type="float">
            <text:p>3506.6108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509.4907" calcext:value-type="float">
            <text:p>3509.4907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512.3706" calcext:value-type="float">
            <text:p>3512.3706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515.2505" calcext:value-type="float">
            <text:p>3515.250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517.4104" calcext:value-type="float">
            <text:p>3517.4104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519.5703" calcext:value-type="float">
            <text:p>3519.5703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521.7302" calcext:value-type="float">
            <text:p>3521.730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523.1702" calcext:value-type="float">
            <text:p>3523.170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524.61" calcext:value-type="float">
            <text:p>3524.6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526.05" calcext:value-type="float">
            <text:p>3526.0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527.49" calcext:value-type="float">
            <text:p>3527.49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528.93" calcext:value-type="float">
            <text:p>3528.9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530.3699" calcext:value-type="float">
            <text:p>3530.3699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531.8098" calcext:value-type="float">
            <text:p>3531.8098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533.2498" calcext:value-type="float">
            <text:p>3533.2498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534.6897" calcext:value-type="float">
            <text:p>3534.6897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536.8496" calcext:value-type="float">
            <text:p>3536.8496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539.0095" calcext:value-type="float">
            <text:p>3539.0095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541.1694" calcext:value-type="float">
            <text:p>3541.169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565.1921" calcext:value-type="float">
            <text:p>3565.192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589.2148" calcext:value-type="float">
            <text:p>3589.214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613.2375" calcext:value-type="float">
            <text:p>3613.237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637.2603" calcext:value-type="float">
            <text:p>3637.2603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661.283" calcext:value-type="float">
            <text:p>3661.28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685.3057" calcext:value-type="float">
            <text:p>3685.3057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709.3284" calcext:value-type="float">
            <text:p>3709.3284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733.351" calcext:value-type="float">
            <text:p>3733.351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735.511" calcext:value-type="float">
            <text:p>3735.511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737.671" calcext:value-type="float">
            <text:p>3737.671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739.8308" calcext:value-type="float">
            <text:p>3739.830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741.9907" calcext:value-type="float">
            <text:p>3741.990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744.1506" calcext:value-type="float">
            <text:p>3744.1506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746.3105" calcext:value-type="float">
            <text:p>3746.3105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748.4705" calcext:value-type="float">
            <text:p>3748.470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750.6304" calcext:value-type="float">
            <text:p>3750.6304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752.7903" calcext:value-type="float">
            <text:p>3752.7903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754.9502" calcext:value-type="float">
            <text:p>3754.9502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757.11" calcext:value-type="float">
            <text:p>3757.1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759.27" calcext:value-type="float">
            <text:p>3759.27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761.43" calcext:value-type="float">
            <text:p>3761.43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763.5898" calcext:value-type="float">
            <text:p>3763.5898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765.7498" calcext:value-type="float">
            <text:p>3765.7498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767.9097" calcext:value-type="float">
            <text:p>3767.909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770.0696" calcext:value-type="float">
            <text:p>3770.0696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772.2295" calcext:value-type="float">
            <text:p>3772.2295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774.3894" calcext:value-type="float">
            <text:p>3774.3894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776.5493" calcext:value-type="float">
            <text:p>3776.5493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778.7092" calcext:value-type="float">
            <text:p>3778.7092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780.8691" calcext:value-type="float">
            <text:p>3780.869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783.029" calcext:value-type="float">
            <text:p>3783.029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785.189" calcext:value-type="float">
            <text:p>3785.189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787.3489" calcext:value-type="float">
            <text:p>3787.3489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788.7888" calcext:value-type="float">
            <text:p>3788.7888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790.9487" calcext:value-type="float">
            <text:p>3790.948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793.1086" calcext:value-type="float">
            <text:p>3793.1086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795.2686" calcext:value-type="float">
            <text:p>3795.2686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797.4285" calcext:value-type="float">
            <text:p>3797.428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800.3083" calcext:value-type="float">
            <text:p>3800.308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803.1882" calcext:value-type="float">
            <text:p>3803.1882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806.068" calcext:value-type="float">
            <text:p>3806.0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808.948" calcext:value-type="float">
            <text:p>3808.94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811.828" calcext:value-type="float">
            <text:p>3811.82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814.7078" calcext:value-type="float">
            <text:p>3814.7078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817.5876" calcext:value-type="float">
            <text:p>3817.587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820.4675" calcext:value-type="float">
            <text:p>3820.467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823.3474" calcext:value-type="float">
            <text:p>3823.3474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826.2273" calcext:value-type="float">
            <text:p>3826.2273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829.1072" calcext:value-type="float">
            <text:p>3829.107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831.987" calcext:value-type="float">
            <text:p>3831.98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834.867" calcext:value-type="float">
            <text:p>3834.867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837.7468" calcext:value-type="float">
            <text:p>3837.7468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841.3467" calcext:value-type="float">
            <text:p>3841.3467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844.9465" calcext:value-type="float">
            <text:p>3844.946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848.5464" calcext:value-type="float">
            <text:p>3848.546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852.1462" calcext:value-type="float">
            <text:p>3852.1462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855.746" calcext:value-type="float">
            <text:p>3855.746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859.346" calcext:value-type="float">
            <text:p>3859.34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862.9458" calcext:value-type="float">
            <text:p>3862.9458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866.5457" calcext:value-type="float">
            <text:p>3866.545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870.1455" calcext:value-type="float">
            <text:p>3870.145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873.7454" calcext:value-type="float">
            <text:p>3873.745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877.3452" calcext:value-type="float">
            <text:p>3877.345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880.945" calcext:value-type="float">
            <text:p>3880.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884.545" calcext:value-type="float">
            <text:p>3884.54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888.1448" calcext:value-type="float">
            <text:p>3888.1448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891.7446" calcext:value-type="float">
            <text:p>3891.7446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895.3445" calcext:value-type="float">
            <text:p>3895.344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898.9443" calcext:value-type="float">
            <text:p>3898.9443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902.5442" calcext:value-type="float">
            <text:p>3902.544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905.424" calcext:value-type="float">
            <text:p>3905.42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908.304" calcext:value-type="float">
            <text:p>3908.30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911.1838" calcext:value-type="float">
            <text:p>3911.1838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914.0637" calcext:value-type="float">
            <text:p>3914.0637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916.9436" calcext:value-type="float">
            <text:p>3916.9436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919.8235" calcext:value-type="float">
            <text:p>3919.823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922.7034" calcext:value-type="float">
            <text:p>3922.7034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925.5833" calcext:value-type="float">
            <text:p>3925.58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928.4631" calcext:value-type="float">
            <text:p>3928.463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931.343" calcext:value-type="float">
            <text:p>3931.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34.223" calcext:value-type="float">
            <text:p>3934.22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937.1028" calcext:value-type="float">
            <text:p>3937.1028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939.9827" calcext:value-type="float">
            <text:p>3939.9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942.8625" calcext:value-type="float">
            <text:p>3942.8625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945.7424" calcext:value-type="float">
            <text:p>3945.742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948.6223" calcext:value-type="float">
            <text:p>3948.6223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951.5022" calcext:value-type="float">
            <text:p>3951.502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954.382" calcext:value-type="float">
            <text:p>3954.382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957.262" calcext:value-type="float">
            <text:p>3957.262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960.1418" calcext:value-type="float">
            <text:p>3960.141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963.0217" calcext:value-type="float">
            <text:p>3963.0217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965.9016" calcext:value-type="float">
            <text:p>3965.9016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968.7815" calcext:value-type="float">
            <text:p>3968.7815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971.6614" calcext:value-type="float">
            <text:p>3971.6614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974.5413" calcext:value-type="float">
            <text:p>3974.5413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977.4211" calcext:value-type="float">
            <text:p>3977.4211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980.301" calcext:value-type="float">
            <text:p>3980.301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983.181" calcext:value-type="float">
            <text:p>3983.181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986.0608" calcext:value-type="float">
            <text:p>3986.0608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988.9407" calcext:value-type="float">
            <text:p>3988.9407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991.8206" calcext:value-type="float">
            <text:p>3991.82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994.7004" calcext:value-type="float">
            <text:p>3994.7004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997.5803" calcext:value-type="float">
            <text:p>3997.5803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000.4602" calcext:value-type="float">
            <text:p>4000.4602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003.34" calcext:value-type="float">
            <text:p>4003.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06.22" calcext:value-type="float">
            <text:p>4006.2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009.0999" calcext:value-type="float">
            <text:p>4009.0999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011.9797" calcext:value-type="float">
            <text:p>4011.979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014.8596" calcext:value-type="float">
            <text:p>4014.859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017.7395" calcext:value-type="float">
            <text:p>4017.73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020.6194" calcext:value-type="float">
            <text:p>4020.619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023.4993" calcext:value-type="float">
            <text:p>4023.4993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026.3792" calcext:value-type="float">
            <text:p>4026.3792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029.259" calcext:value-type="float">
            <text:p>4029.259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032.139" calcext:value-type="float">
            <text:p>4032.139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035.0188" calcext:value-type="float">
            <text:p>4035.0188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037.8987" calcext:value-type="float">
            <text:p>4037.898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040.7786" calcext:value-type="float">
            <text:p>4040.778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043.6584" calcext:value-type="float">
            <text:p>4043.6584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046.5383" calcext:value-type="float">
            <text:p>4046.5383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049.4182" calcext:value-type="float">
            <text:p>4049.4182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051.5781" calcext:value-type="float">
            <text:p>4051.5781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053.738" calcext:value-type="float">
            <text:p>4053.73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055.178" calcext:value-type="float">
            <text:p>4055.17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056.618" calcext:value-type="float">
            <text:p>4056.618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058.0579" calcext:value-type="float">
            <text:p>4058.0579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59.4978" calcext:value-type="float">
            <text:p>4059.4978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60.9377" calcext:value-type="float">
            <text:p>4060.9377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62.3777" calcext:value-type="float">
            <text:p>4062.377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63.8176" calcext:value-type="float">
            <text:p>4063.817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065.2576" calcext:value-type="float">
            <text:p>4065.257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066.6975" calcext:value-type="float">
            <text:p>4066.697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068.1375" calcext:value-type="float">
            <text:p>4068.137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069.5774" calcext:value-type="float">
            <text:p>4069.5774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071.0173" calcext:value-type="float">
            <text:p>4071.017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072.4573" calcext:value-type="float">
            <text:p>4072.4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073.8972" calcext:value-type="float">
            <text:p>4073.8972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075.3372" calcext:value-type="float">
            <text:p>4075.3372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076.0571" calcext:value-type="float">
            <text:p>4076.0571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077.497" calcext:value-type="float">
            <text:p>4077.497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078.937" calcext:value-type="float">
            <text:p>4078.93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080.377" calcext:value-type="float">
            <text:p>4080.377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081.817" calcext:value-type="float">
            <text:p>4081.817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083.2568" calcext:value-type="float">
            <text:p>4083.2568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084.6968" calcext:value-type="float">
            <text:p>4084.6968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086.1367" calcext:value-type="float">
            <text:p>4086.136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087.5767" calcext:value-type="float">
            <text:p>4087.5767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089.0166" calcext:value-type="float">
            <text:p>4089.0166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090.4565" calcext:value-type="float">
            <text:p>4090.4565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091.8965" calcext:value-type="float">
            <text:p>4091.896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093.3364" calcext:value-type="float">
            <text:p>4093.336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094.7764" calcext:value-type="float">
            <text:p>4094.7764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096.2163" calcext:value-type="float">
            <text:p>4096.2163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097.6567" calcext:value-type="float">
            <text:p>4097.6567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099.097" calcext:value-type="float">
            <text:p>4099.097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101.258" calcext:value-type="float">
            <text:p>4101.258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103.4185" calcext:value-type="float">
            <text:p>4103.418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106.2993" calcext:value-type="float">
            <text:p>4106.2993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109.18" calcext:value-type="float">
            <text:p>4109.18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112.061" calcext:value-type="float">
            <text:p>4112.061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114.942" calcext:value-type="float">
            <text:p>4114.942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117.8228" calcext:value-type="float">
            <text:p>4117.822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120.7036" calcext:value-type="float">
            <text:p>4120.7036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123.5845" calcext:value-type="float">
            <text:p>4123.584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125.745" calcext:value-type="float">
            <text:p>4125.74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127.906" calcext:value-type="float">
            <text:p>4127.90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130.0664" calcext:value-type="float">
            <text:p>4130.06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132.227" calcext:value-type="float">
            <text:p>4132.227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134.3877" calcext:value-type="float">
            <text:p>4134.387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136.5483" calcext:value-type="float">
            <text:p>4136.5483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138.709" calcext:value-type="float">
            <text:p>4138.709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140.8696" calcext:value-type="float">
            <text:p>4140.8696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143.0303" calcext:value-type="float">
            <text:p>4143.0303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145.191" calcext:value-type="float">
            <text:p>4145.19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147.3516" calcext:value-type="float">
            <text:p>4147.3516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149.512" calcext:value-type="float">
            <text:p>4149.512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151.673" calcext:value-type="float">
            <text:p>4151.673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153.8335" calcext:value-type="float">
            <text:p>4153.833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155.994" calcext:value-type="float">
            <text:p>4155.994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158.155" calcext:value-type="float">
            <text:p>4158.15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160.3154" calcext:value-type="float">
            <text:p>4160.315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162.476" calcext:value-type="float">
            <text:p>4162.47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164.6367" calcext:value-type="float">
            <text:p>4164.6367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166.7974" calcext:value-type="float">
            <text:p>4166.7974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168.958" calcext:value-type="float">
            <text:p>4168.958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171.1187" calcext:value-type="float">
            <text:p>4171.1187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173.2793" calcext:value-type="float">
            <text:p>4173.2793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175.44" calcext:value-type="float">
            <text:p>4175.44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177.6006" calcext:value-type="float">
            <text:p>4177.600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4180.4814" calcext:value-type="float">
            <text:p>4180.4814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4183.3623" calcext:value-type="float">
            <text:p>4183.3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86.243" calcext:value-type="float">
            <text:p>4186.243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4189.124" calcext:value-type="float">
            <text:p>4189.12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4191.2847" calcext:value-type="float">
            <text:p>4191.2847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4193.4453" calcext:value-type="float">
            <text:p>4193.4453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195.606" calcext:value-type="float">
            <text:p>4195.60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197.7666" calcext:value-type="float">
            <text:p>4197.7666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199.9272" calcext:value-type="float">
            <text:p>4199.9272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202.088" calcext:value-type="float">
            <text:p>4202.08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204.2485" calcext:value-type="float">
            <text:p>4204.248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206.409" calcext:value-type="float">
            <text:p>4206.40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208.57" calcext:value-type="float">
            <text:p>4208.5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210.7305" calcext:value-type="float">
            <text:p>4210.73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212.891" calcext:value-type="float">
            <text:p>4212.89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215.052" calcext:value-type="float">
            <text:p>4215.052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217.2124" calcext:value-type="float">
            <text:p>4217.212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219.373" calcext:value-type="float">
            <text:p>4219.373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21.5337" calcext:value-type="float">
            <text:p>4221.533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3.6943" calcext:value-type="float">
            <text:p>4223.6943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5.135" calcext:value-type="float">
            <text:p>4225.135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575" calcext:value-type="float">
            <text:p>4226.57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8.0156" calcext:value-type="float">
            <text:p>4228.0156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0.1763" calcext:value-type="float">
            <text:p>4230.1763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2.337" calcext:value-type="float">
            <text:p>4232.33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4.4976" calcext:value-type="float">
            <text:p>4234.4976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6.658" calcext:value-type="float">
            <text:p>4236.65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38.819" calcext:value-type="float">
            <text:p>4238.819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0.9795" calcext:value-type="float">
            <text:p>4240.9795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3.14" calcext:value-type="float">
            <text:p>4243.14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5.301" calcext:value-type="float">
            <text:p>4245.301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47.4614" calcext:value-type="float">
            <text:p>4247.461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49.622" calcext:value-type="float">
            <text:p>4249.62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1.7827" calcext:value-type="float">
            <text:p>4251.7827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3.9434" calcext:value-type="float">
            <text:p>4253.943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56.104" calcext:value-type="float">
            <text:p>4256.10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58.2646" calcext:value-type="float">
            <text:p>4258.264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0.4253" calcext:value-type="float">
            <text:p>4260.425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2.586" calcext:value-type="float">
            <text:p>4262.586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4.7466" calcext:value-type="float">
            <text:p>4264.7466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66.907" calcext:value-type="float">
            <text:p>4266.90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69.068" calcext:value-type="float">
            <text:p>4269.068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71.2285" calcext:value-type="float">
            <text:p>4271.2285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73.389" calcext:value-type="float">
            <text:p>4273.389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75.55" calcext:value-type="float">
            <text:p>4275.5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77.7104" calcext:value-type="float">
            <text:p>4277.7104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79.871" calcext:value-type="float">
            <text:p>4279.87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82.0317" calcext:value-type="float">
            <text:p>4282.0317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284.1924" calcext:value-type="float">
            <text:p>4284.192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286.353" calcext:value-type="float">
            <text:p>4286.353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288.5137" calcext:value-type="float">
            <text:p>4288.5137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289.954" calcext:value-type="float">
            <text:p>4289.95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291.3945" calcext:value-type="float">
            <text:p>4291.3945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292.835" calcext:value-type="float">
            <text:p>4292.835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294.2754" calcext:value-type="float">
            <text:p>4294.275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295.716" calcext:value-type="float">
            <text:p>4295.71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296.436" calcext:value-type="float">
            <text:p>4296.43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297.1563" calcext:value-type="float">
            <text:p>4297.1563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297.8765" calcext:value-type="float">
            <text:p>4297.876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298.5967" calcext:value-type="float">
            <text:p>4298.596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299.317" calcext:value-type="float">
            <text:p>4299.31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00.7573" calcext:value-type="float">
            <text:p>4300.7573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302.1978" calcext:value-type="float">
            <text:p>4302.1978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303.638" calcext:value-type="float">
            <text:p>4303.638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305.0786" calcext:value-type="float">
            <text:p>4305.0786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306.519" calcext:value-type="float">
            <text:p>4306.51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307.9595" calcext:value-type="float">
            <text:p>4307.959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309.4" calcext:value-type="float">
            <text:p>4309.4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310.12" calcext:value-type="float">
            <text:p>4310.12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310.8403" calcext:value-type="float">
            <text:p>4310.8403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311.5605" calcext:value-type="float">
            <text:p>4311.560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312.281" calcext:value-type="float">
            <text:p>4312.281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313.001" calcext:value-type="float">
            <text:p>4313.001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314.4414" calcext:value-type="float">
            <text:p>4314.4414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315.882" calcext:value-type="float">
            <text:p>4315.882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317.3223" calcext:value-type="float">
            <text:p>4317.3223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318.7627" calcext:value-type="float">
            <text:p>4318.762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320.203" calcext:value-type="float">
            <text:p>4320.20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321.6436" calcext:value-type="float">
            <text:p>4321.643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323.084" calcext:value-type="float">
            <text:p>4323.08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324.5244" calcext:value-type="float">
            <text:p>4324.524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325.965" calcext:value-type="float">
            <text:p>4325.96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327.4053" calcext:value-type="float">
            <text:p>4327.4053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328.8457" calcext:value-type="float">
            <text:p>4328.845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330.286" calcext:value-type="float">
            <text:p>4330.286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331.7266" calcext:value-type="float">
            <text:p>4331.726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333.167" calcext:value-type="float">
            <text:p>4333.16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334.6074" calcext:value-type="float">
            <text:p>4334.607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335.3276" calcext:value-type="float">
            <text:p>4335.3276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336.048" calcext:value-type="float">
            <text:p>4336.048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336.768" calcext:value-type="float">
            <text:p>4336.768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337.4883" calcext:value-type="float">
            <text:p>4337.488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338.9287" calcext:value-type="float">
            <text:p>4338.9287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340.369" calcext:value-type="float">
            <text:p>4340.36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341.8096" calcext:value-type="float">
            <text:p>4341.809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343.97" calcext:value-type="float">
            <text:p>4343.9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345.4106" calcext:value-type="float">
            <text:p>4345.410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346.851" calcext:value-type="float">
            <text:p>4346.851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348.2915" calcext:value-type="float">
            <text:p>4348.291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349.732" calcext:value-type="float">
            <text:p>4349.732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351.1724" calcext:value-type="float">
            <text:p>4351.172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352.613" calcext:value-type="float">
            <text:p>4352.61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354.053" calcext:value-type="float">
            <text:p>4354.05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355.4937" calcext:value-type="float">
            <text:p>4355.493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356.934" calcext:value-type="float">
            <text:p>4356.93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358.3745" calcext:value-type="float">
            <text:p>4358.3745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359.815" calcext:value-type="float">
            <text:p>4359.81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361.2554" calcext:value-type="float">
            <text:p>4361.2554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362.696" calcext:value-type="float">
            <text:p>4362.696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364.136" calcext:value-type="float">
            <text:p>4364.136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365.5767" calcext:value-type="float">
            <text:p>4365.5767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367.017" calcext:value-type="float">
            <text:p>4367.017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368.4575" calcext:value-type="float">
            <text:p>4368.4575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369.898" calcext:value-type="float">
            <text:p>4369.898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371.3384" calcext:value-type="float">
            <text:p>4371.3384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372.779" calcext:value-type="float">
            <text:p>4372.779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374.219" calcext:value-type="float">
            <text:p>4374.219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375.6597" calcext:value-type="float">
            <text:p>4375.659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377.1" calcext:value-type="float">
            <text:p>4377.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378.5405" calcext:value-type="float">
            <text:p>4378.540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379.2607" calcext:value-type="float">
            <text:p>4379.260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379.981" calcext:value-type="float">
            <text:p>4379.981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380.701" calcext:value-type="float">
            <text:p>4380.7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381.4214" calcext:value-type="float">
            <text:p>4381.421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382.862" calcext:value-type="float">
            <text:p>4382.862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384.3022" calcext:value-type="float">
            <text:p>4384.30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385.7427" calcext:value-type="float">
            <text:p>4385.7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87.183" calcext:value-type="float">
            <text:p>4387.183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388.6235" calcext:value-type="float">
            <text:p>4388.623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390.064" calcext:value-type="float">
            <text:p>4390.06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391.5044" calcext:value-type="float">
            <text:p>4391.5044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392.945" calcext:value-type="float">
            <text:p>4392.945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394.3853" calcext:value-type="float">
            <text:p>4394.3853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395.8257" calcext:value-type="float">
            <text:p>4395.825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397.266" calcext:value-type="float">
            <text:p>4397.266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398.7065" calcext:value-type="float">
            <text:p>4398.706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400.147" calcext:value-type="float">
            <text:p>4400.14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401.5874" calcext:value-type="float">
            <text:p>4401.5874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403.028" calcext:value-type="float">
            <text:p>4403.02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404.4683" calcext:value-type="float">
            <text:p>4404.468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405.9087" calcext:value-type="float">
            <text:p>4405.9087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408.0693" calcext:value-type="float">
            <text:p>4408.069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409.51" calcext:value-type="float">
            <text:p>4409.51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410.95" calcext:value-type="float">
            <text:p>4410.95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412.3906" calcext:value-type="float">
            <text:p>4412.3906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413.831" calcext:value-type="float">
            <text:p>4413.831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415.2715" calcext:value-type="float">
            <text:p>4415.2715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416.712" calcext:value-type="float">
            <text:p>4416.712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418.1523" calcext:value-type="float">
            <text:p>4418.1523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419.593" calcext:value-type="float">
            <text:p>4419.59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421.033" calcext:value-type="float">
            <text:p>4421.033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422.4736" calcext:value-type="float">
            <text:p>4422.473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423.914" calcext:value-type="float">
            <text:p>4423.91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425.3545" calcext:value-type="float">
            <text:p>4425.3545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427.515" calcext:value-type="float">
            <text:p>4427.515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429.676" calcext:value-type="float">
            <text:p>4429.67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431.8364" calcext:value-type="float">
            <text:p>4431.836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433.997" calcext:value-type="float">
            <text:p>4433.997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436.1577" calcext:value-type="float">
            <text:p>4436.157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438.3184" calcext:value-type="float">
            <text:p>4438.3184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439.759" calcext:value-type="float">
            <text:p>4439.75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441.199" calcext:value-type="float">
            <text:p>4441.199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442.6396" calcext:value-type="float">
            <text:p>4442.6396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444.08" calcext:value-type="float">
            <text:p>4444.08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445.5205" calcext:value-type="float">
            <text:p>4445.520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446.961" calcext:value-type="float">
            <text:p>4446.96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448.4014" calcext:value-type="float">
            <text:p>4448.401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449.842" calcext:value-type="float">
            <text:p>4449.842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451.282" calcext:value-type="float">
            <text:p>4451.282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452.7227" calcext:value-type="float">
            <text:p>4452.7227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454.163" calcext:value-type="float">
            <text:p>4454.163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455.6035" calcext:value-type="float">
            <text:p>4455.603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457.044" calcext:value-type="float">
            <text:p>4457.04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458.4844" calcext:value-type="float">
            <text:p>4458.484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459.925" calcext:value-type="float">
            <text:p>4459.925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461.365" calcext:value-type="float">
            <text:p>4461.365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462.8057" calcext:value-type="float">
            <text:p>4462.805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463.526" calcext:value-type="float">
            <text:p>4463.526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464.246" calcext:value-type="float">
            <text:p>4464.24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464.9663" calcext:value-type="float">
            <text:p>4464.9663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465.6865" calcext:value-type="float">
            <text:p>4465.6865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466.4067" calcext:value-type="float">
            <text:p>4466.406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467.127" calcext:value-type="float">
            <text:p>4467.1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467.847" calcext:value-type="float">
            <text:p>4467.84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468.5674" calcext:value-type="float">
            <text:p>4468.5674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469.2876" calcext:value-type="float">
            <text:p>4469.2876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470.008" calcext:value-type="float">
            <text:p>4470.008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470.728" calcext:value-type="float">
            <text:p>4470.728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471.448" calcext:value-type="float">
            <text:p>4471.448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472.1685" calcext:value-type="float">
            <text:p>4472.1685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472.8887" calcext:value-type="float">
            <text:p>4472.888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473.609" calcext:value-type="float">
            <text:p>4473.60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474.329" calcext:value-type="float">
            <text:p>4474.329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75.0493" calcext:value-type="float">
            <text:p>4475.0493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75.7695" calcext:value-type="float">
            <text:p>4475.7695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76.4897" calcext:value-type="float">
            <text:p>4476.489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77.21" calcext:value-type="float">
            <text:p>4477.21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77.93" calcext:value-type="float">
            <text:p>4477.93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78.6504" calcext:value-type="float">
            <text:p>4478.6504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79.3706" calcext:value-type="float">
            <text:p>4479.3706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80.091" calcext:value-type="float">
            <text:p>4480.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7:26:40.685449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07:27:44.491352213</dc:date>
    <meta:editing-duration>PT50M48S</meta:editing-duration>
    <meta:editing-cycles>11</meta:editing-cycles>
    <meta:generator>LibreOffice/24.2.2.2$Linux_X86_64 LibreOffice_project/420$Build-2</meta:generator>
    <meta:document-statistic meta:table-count="5" meta:cell-count="8019" meta:object-count="0"/>
  </office:meta>
</office:document-meta>
</file>